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8" style:family="table-cell" style:parent-style-name="Default" style:data-style-name="N10121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8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8">
      <style:table-cell-properties style:rotation-align="none"/>
      <style:text-properties fo:color="#000000"/>
    </style:style>
    <style:style style:name="ce48" style:family="table-cell" style:parent-style-name="Default" style:data-style-name="N118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18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18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255057" calcext:value-type="float">
            <text:p>10,255057</text:p>
          </table:table-cell>
          <table:table-cell office:value-type="float" office:value="8.857046" calcext:value-type="float">
            <text:p>8,857046</text:p>
          </table:table-cell>
          <table:table-cell office:value-type="float" office:value="8.96786" calcext:value-type="float">
            <text:p>8,96786</text:p>
          </table:table-cell>
          <table:table-cell office:value-type="float" office:value="10.357189" calcext:value-type="float">
            <text:p>10,357189</text:p>
          </table:table-cell>
          <table:table-cell office:value-type="float" office:value="12.51189" calcext:value-type="float">
            <text:p>12,51189</text:p>
          </table:table-cell>
          <table:table-cell office:value-type="float" office:value="14.669719" calcext:value-type="float">
            <text:p>14,669719</text:p>
          </table:table-cell>
          <table:table-cell office:value-type="float" office:value="15.930025" calcext:value-type="float">
            <text:p>15,930025</text:p>
          </table:table-cell>
          <table:table-cell office:value-type="float" office:value="16.461666" calcext:value-type="float">
            <text:p>16,461666</text:p>
          </table:table-cell>
          <table:table-cell office:value-type="float" office:value="16.066496" calcext:value-type="float">
            <text:p>16,066496</text:p>
          </table:table-cell>
          <table:table-cell office:value-type="float" office:value="15.279581" calcext:value-type="float">
            <text:p>15,279581</text:p>
          </table:table-cell>
          <table:table-cell office:value-type="float" office:value="14.018583" calcext:value-type="float">
            <text:p>14,018583</text:p>
          </table:table-cell>
          <table:table-cell office:value-type="float" office:value="11.66019" calcext:value-type="float">
            <text:p>11,66019</text:p>
          </table:table-cell>
          <table:table-cell table:style-name="ce9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739042" calcext:value-type="float">
            <text:p>29,739042</text:p>
          </table:table-cell>
          <table:table-cell office:value-type="float" office:value="28.428915" calcext:value-type="float">
            <text:p>28,428915</text:p>
          </table:table-cell>
          <table:table-cell office:value-type="float" office:value="29.237251" calcext:value-type="float">
            <text:p>29,237251</text:p>
          </table:table-cell>
          <table:table-cell office:value-type="float" office:value="28.334085" calcext:value-type="float">
            <text:p>28,334085</text:p>
          </table:table-cell>
          <table:table-cell office:value-type="float" office:value="28.531675" calcext:value-type="float">
            <text:p>28,531675</text:p>
          </table:table-cell>
          <table:table-cell office:value-type="float" office:value="28.51318" calcext:value-type="float">
            <text:p>28,51318</text:p>
          </table:table-cell>
          <table:table-cell office:value-type="float" office:value="28.400837" calcext:value-type="float">
            <text:p>28,400837</text:p>
          </table:table-cell>
          <table:table-cell office:value-type="float" office:value="30.55596" calcext:value-type="float">
            <text:p>30,55596</text:p>
          </table:table-cell>
          <table:table-cell office:value-type="float" office:value="32.757187" calcext:value-type="float">
            <text:p>32,757187</text:p>
          </table:table-cell>
          <table:table-cell office:value-type="float" office:value="34.120552" calcext:value-type="float">
            <text:p>34,120552</text:p>
          </table:table-cell>
          <table:table-cell office:value-type="float" office:value="34.484005" calcext:value-type="float">
            <text:p>34,484005</text:p>
          </table:table-cell>
          <table:table-cell office:value-type="float" office:value="32.679504" calcext:value-type="float">
            <text:p>32,6795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501208" calcext:value-type="float">
            <text:p>9,501208</text:p>
          </table:table-cell>
          <table:table-cell office:value-type="float" office:value="8.632245" calcext:value-type="float">
            <text:p>8,632245</text:p>
          </table:table-cell>
          <table:table-cell office:value-type="float" office:value="7.668808" calcext:value-type="float">
            <text:p>7,668808</text:p>
          </table:table-cell>
          <table:table-cell office:value-type="float" office:value="7.218593" calcext:value-type="float">
            <text:p>7,218593</text:p>
          </table:table-cell>
          <table:table-cell office:value-type="float" office:value="8.082638" calcext:value-type="float">
            <text:p>8,082638</text:p>
          </table:table-cell>
          <table:table-cell office:value-type="float" office:value="11.798945" calcext:value-type="float">
            <text:p>11,798945</text:p>
          </table:table-cell>
          <table:table-cell office:value-type="float" office:value="12.630874" calcext:value-type="float">
            <text:p>12,630874</text:p>
          </table:table-cell>
          <table:table-cell office:value-type="float" office:value="12.714647" calcext:value-type="float">
            <text:p>12,714647</text:p>
          </table:table-cell>
          <table:table-cell office:value-type="float" office:value="12.7555" calcext:value-type="float">
            <text:p>12,7555</text:p>
          </table:table-cell>
          <table:table-cell office:value-type="float" office:value="12.859158" calcext:value-type="float">
            <text:p>12,859158</text:p>
          </table:table-cell>
          <table:table-cell office:value-type="float" office:value="12.721001" calcext:value-type="float">
            <text:p>12,721001</text:p>
          </table:table-cell>
          <table:table-cell office:value-type="float" office:value="11.775168" calcext:value-type="float">
            <text:p>11,77516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4.714355" calcext:value-type="float">
            <text:p>44,714355</text:p>
          </table:table-cell>
          <table:table-cell office:value-type="float" office:value="44.395462" calcext:value-type="float">
            <text:p>44,395462</text:p>
          </table:table-cell>
          <table:table-cell office:value-type="float" office:value="44.196819" calcext:value-type="float">
            <text:p>44,196819</text:p>
          </table:table-cell>
          <table:table-cell office:value-type="float" office:value="44.468895" calcext:value-type="float">
            <text:p>44,468895</text:p>
          </table:table-cell>
          <table:table-cell office:value-type="float" office:value="44.337666" calcext:value-type="float">
            <text:p>44,337666</text:p>
          </table:table-cell>
          <table:table-cell office:value-type="float" office:value="44.358437" calcext:value-type="float">
            <text:p>44,358437</text:p>
          </table:table-cell>
          <table:table-cell office:value-type="float" office:value="44.672607" calcext:value-type="float">
            <text:p>44,672607</text:p>
          </table:table-cell>
          <table:table-cell office:value-type="float" office:value="45.221489" calcext:value-type="float">
            <text:p>45,221489</text:p>
          </table:table-cell>
          <table:table-cell office:value-type="float" office:value="45.461952" calcext:value-type="float">
            <text:p>45,461952</text:p>
          </table:table-cell>
          <table:table-cell office:value-type="float" office:value="45.428062" calcext:value-type="float">
            <text:p>45,428062</text:p>
          </table:table-cell>
          <table:table-cell office:value-type="float" office:value="46.385059" calcext:value-type="float">
            <text:p>46,385059</text:p>
          </table:table-cell>
          <table:table-cell office:value-type="float" office:value="45.723003" calcext:value-type="float">
            <text:p>45,72300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41.000488" calcext:value-type="float">
            <text:p>241,000488</text:p>
          </table:table-cell>
          <table:table-cell office:value-type="float" office:value="234.734589" calcext:value-type="float">
            <text:p>234,734589</text:p>
          </table:table-cell>
          <table:table-cell office:value-type="float" office:value="241.413986" calcext:value-type="float">
            <text:p>241,413986</text:p>
          </table:table-cell>
          <table:table-cell office:value-type="float" office:value="238.897476" calcext:value-type="float">
            <text:p>238,897476</text:p>
          </table:table-cell>
          <table:table-cell office:value-type="float" office:value="249.633942" calcext:value-type="float">
            <text:p>249,633942</text:p>
          </table:table-cell>
          <table:table-cell office:value-type="float" office:value="271.788391" calcext:value-type="float">
            <text:p>271,788391</text:p>
          </table:table-cell>
          <table:table-cell office:value-type="float" office:value="274.342285" calcext:value-type="float">
            <text:p>274,342285</text:p>
          </table:table-cell>
          <table:table-cell office:value-type="float" office:value="291.001709" calcext:value-type="float">
            <text:p>291,001709</text:p>
          </table:table-cell>
          <table:table-cell office:value-type="float" office:value="297.122101" calcext:value-type="float">
            <text:p>297,122101</text:p>
          </table:table-cell>
          <table:table-cell office:value-type="float" office:value="295.220917" calcext:value-type="float">
            <text:p>295,220917</text:p>
          </table:table-cell>
          <table:table-cell office:value-type="float" office:value="276.489014" calcext:value-type="float">
            <text:p>276,489014</text:p>
          </table:table-cell>
          <table:table-cell office:value-type="float" office:value="253.551147" calcext:value-type="float">
            <text:p>253,55114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36.037567" calcext:value-type="float">
            <text:p>136,037567</text:p>
          </table:table-cell>
          <table:table-cell office:value-type="float" office:value="133.645538" calcext:value-type="float">
            <text:p>133,645538</text:p>
          </table:table-cell>
          <table:table-cell office:value-type="float" office:value="132.055634" calcext:value-type="float">
            <text:p>132,055634</text:p>
          </table:table-cell>
          <table:table-cell office:value-type="float" office:value="132.553284" calcext:value-type="float">
            <text:p>132,553284</text:p>
          </table:table-cell>
          <table:table-cell office:value-type="float" office:value="146.423218" calcext:value-type="float">
            <text:p>146,423218</text:p>
          </table:table-cell>
          <table:table-cell office:value-type="float" office:value="154.595245" calcext:value-type="float">
            <text:p>154,595245</text:p>
          </table:table-cell>
          <table:table-cell office:value-type="float" office:value="156.647095" calcext:value-type="float">
            <text:p>156,647095</text:p>
          </table:table-cell>
          <table:table-cell office:value-type="float" office:value="158.36911" calcext:value-type="float">
            <text:p>158,36911</text:p>
          </table:table-cell>
          <table:table-cell office:value-type="float" office:value="163.356964" calcext:value-type="float">
            <text:p>163,356964</text:p>
          </table:table-cell>
          <table:table-cell office:value-type="float" office:value="177.059143" calcext:value-type="float">
            <text:p>177,059143</text:p>
          </table:table-cell>
          <table:table-cell office:value-type="float" office:value="160.565048" calcext:value-type="float">
            <text:p>160,565048</text:p>
          </table:table-cell>
          <table:table-cell office:value-type="float" office:value="137.18927" calcext:value-type="float">
            <text:p>137,1892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1.502365" calcext:value-type="float">
            <text:p>41,502365</text:p>
          </table:table-cell>
          <table:table-cell office:value-type="float" office:value="47.666981" calcext:value-type="float">
            <text:p>47,666981</text:p>
          </table:table-cell>
          <table:table-cell office:value-type="float" office:value="44.906673" calcext:value-type="float">
            <text:p>44,906673</text:p>
          </table:table-cell>
          <table:table-cell office:value-type="float" office:value="47.796688" calcext:value-type="float">
            <text:p>47,796688</text:p>
          </table:table-cell>
          <table:table-cell office:value-type="float" office:value="46.763454" calcext:value-type="float">
            <text:p>46,763454</text:p>
          </table:table-cell>
          <table:table-cell office:value-type="float" office:value="51.376087" calcext:value-type="float">
            <text:p>51,376087</text:p>
          </table:table-cell>
          <table:table-cell office:value-type="float" office:value="56.722538" calcext:value-type="float">
            <text:p>56,722538</text:p>
          </table:table-cell>
          <table:table-cell office:value-type="float" office:value="60.156025" calcext:value-type="float">
            <text:p>60,156025</text:p>
          </table:table-cell>
          <table:table-cell office:value-type="float" office:value="59.981289" calcext:value-type="float">
            <text:p>59,981289</text:p>
          </table:table-cell>
          <table:table-cell office:value-type="float" office:value="59.069294" calcext:value-type="float">
            <text:p>59,069294</text:p>
          </table:table-cell>
          <table:table-cell office:value-type="float" office:value="58.039402" calcext:value-type="float">
            <text:p>58,039402</text:p>
          </table:table-cell>
          <table:table-cell office:value-type="float" office:value="49.429443" calcext:value-type="float">
            <text:p>49,42944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1.808304" calcext:value-type="float">
            <text:p>91,808304</text:p>
          </table:table-cell>
          <table:table-cell office:value-type="float" office:value="91.718063" calcext:value-type="float">
            <text:p>91,718063</text:p>
          </table:table-cell>
          <table:table-cell office:value-type="float" office:value="92.864807" calcext:value-type="float">
            <text:p>92,864807</text:p>
          </table:table-cell>
          <table:table-cell office:value-type="float" office:value="93.605171" calcext:value-type="float">
            <text:p>93,605171</text:p>
          </table:table-cell>
          <table:table-cell office:value-type="float" office:value="95.666306" calcext:value-type="float">
            <text:p>95,666306</text:p>
          </table:table-cell>
          <table:table-cell office:value-type="float" office:value="98.896271" calcext:value-type="float">
            <text:p>98,896271</text:p>
          </table:table-cell>
          <table:table-cell office:value-type="float" office:value="103.985153" calcext:value-type="float">
            <text:p>103,985153</text:p>
          </table:table-cell>
          <table:table-cell office:value-type="float" office:value="107.212662" calcext:value-type="float">
            <text:p>107,212662</text:p>
          </table:table-cell>
          <table:table-cell office:value-type="float" office:value="108.438232" calcext:value-type="float">
            <text:p>108,438232</text:p>
          </table:table-cell>
          <table:table-cell office:value-type="float" office:value="108.15329" calcext:value-type="float">
            <text:p>108,15329</text:p>
          </table:table-cell>
          <table:table-cell office:value-type="float" office:value="105.812271" calcext:value-type="float">
            <text:p>105,812271</text:p>
          </table:table-cell>
          <table:table-cell office:value-type="float" office:value="102.787621" calcext:value-type="float">
            <text:p>102,78762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68.746811" calcext:value-type="float">
            <text:p>168,746811</text:p>
          </table:table-cell>
          <table:table-cell office:value-type="float" office:value="172.139084" calcext:value-type="float">
            <text:p>172,139084</text:p>
          </table:table-cell>
          <table:table-cell office:value-type="float" office:value="182.671158" calcext:value-type="float">
            <text:p>182,671158</text:p>
          </table:table-cell>
          <table:table-cell office:value-type="float" office:value="177.830673" calcext:value-type="float">
            <text:p>177,830673</text:p>
          </table:table-cell>
          <table:table-cell office:value-type="float" office:value="191.513931" calcext:value-type="float">
            <text:p>191,513931</text:p>
          </table:table-cell>
          <table:table-cell office:value-type="float" office:value="204.235306" calcext:value-type="float">
            <text:p>204,235306</text:p>
          </table:table-cell>
          <table:table-cell office:value-type="float" office:value="216.225693" calcext:value-type="float">
            <text:p>216,225693</text:p>
          </table:table-cell>
          <table:table-cell office:value-type="float" office:value="216.317841" calcext:value-type="float">
            <text:p>216,317841</text:p>
          </table:table-cell>
          <table:table-cell office:value-type="float" office:value="215.464172" calcext:value-type="float">
            <text:p>215,464172</text:p>
          </table:table-cell>
          <table:table-cell office:value-type="float" office:value="211.016022" calcext:value-type="float">
            <text:p>211,016022</text:p>
          </table:table-cell>
          <table:table-cell office:value-type="float" office:value="193.754471" calcext:value-type="float">
            <text:p>193,754471</text:p>
          </table:table-cell>
          <table:table-cell office:value-type="float" office:value="176.514664" calcext:value-type="float">
            <text:p>176,51466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48.367359" calcext:value-type="float">
            <text:p>48,367359</text:p>
          </table:table-cell>
          <table:table-cell office:value-type="float" office:value="46.329575" calcext:value-type="float">
            <text:p>46,329575</text:p>
          </table:table-cell>
          <table:table-cell office:value-type="float" office:value="50.212765" calcext:value-type="float">
            <text:p>50,212765</text:p>
          </table:table-cell>
          <table:table-cell office:value-type="float" office:value="56.591385" calcext:value-type="float">
            <text:p>56,591385</text:p>
          </table:table-cell>
          <table:table-cell office:value-type="float" office:value="62.582455" calcext:value-type="float">
            <text:p>62,582455</text:p>
          </table:table-cell>
          <table:table-cell office:value-type="float" office:value="61.15274" calcext:value-type="float">
            <text:p>61,15274</text:p>
          </table:table-cell>
          <table:table-cell office:value-type="float" office:value="63.404995" calcext:value-type="float">
            <text:p>63,404995</text:p>
          </table:table-cell>
          <table:table-cell office:value-type="float" office:value="74.077492" calcext:value-type="float">
            <text:p>74,077492</text:p>
          </table:table-cell>
          <table:table-cell office:value-type="float" office:value="85.2845" calcext:value-type="float">
            <text:p>85,2845</text:p>
          </table:table-cell>
          <table:table-cell office:value-type="float" office:value="90.575401" calcext:value-type="float">
            <text:p>90,575401</text:p>
          </table:table-cell>
          <table:table-cell office:value-type="float" office:value="88.483742" calcext:value-type="float">
            <text:p>88,483742</text:p>
          </table:table-cell>
          <table:table-cell office:value-type="float" office:value="77.400841" calcext:value-type="float">
            <text:p>77,40084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9.72226" calcext:value-type="float">
            <text:p>99,72226</text:p>
          </table:table-cell>
          <table:table-cell office:value-type="float" office:value="106.6306" calcext:value-type="float">
            <text:p>106,6306</text:p>
          </table:table-cell>
          <table:table-cell office:value-type="float" office:value="111.354706" calcext:value-type="float">
            <text:p>111,354706</text:p>
          </table:table-cell>
          <table:table-cell office:value-type="float" office:value="114.75766" calcext:value-type="float">
            <text:p>114,75766</text:p>
          </table:table-cell>
          <table:table-cell office:value-type="float" office:value="121.248222" calcext:value-type="float">
            <text:p>121,248222</text:p>
          </table:table-cell>
          <table:table-cell office:value-type="float" office:value="134.374863" calcext:value-type="float">
            <text:p>134,374863</text:p>
          </table:table-cell>
          <table:table-cell office:value-type="float" office:value="144.67215" calcext:value-type="float">
            <text:p>144,67215</text:p>
          </table:table-cell>
          <table:table-cell office:value-type="float" office:value="150.599243" calcext:value-type="float">
            <text:p>150,599243</text:p>
          </table:table-cell>
          <table:table-cell office:value-type="float" office:value="151.622391" calcext:value-type="float">
            <text:p>151,622391</text:p>
          </table:table-cell>
          <table:table-cell office:value-type="float" office:value="148.095947" calcext:value-type="float">
            <text:p>148,095947</text:p>
          </table:table-cell>
          <table:table-cell office:value-type="float" office:value="136.256165" calcext:value-type="float">
            <text:p>136,256165</text:p>
          </table:table-cell>
          <table:table-cell office:value-type="float" office:value="114.765579" calcext:value-type="float">
            <text:p>114,7655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5.501808" calcext:value-type="float">
            <text:p>65,501808</text:p>
          </table:table-cell>
          <table:table-cell office:value-type="float" office:value="66.382118" calcext:value-type="float">
            <text:p>66,382118</text:p>
          </table:table-cell>
          <table:table-cell office:value-type="float" office:value="67.487282" calcext:value-type="float">
            <text:p>67,487282</text:p>
          </table:table-cell>
          <table:table-cell office:value-type="float" office:value="67.81884" calcext:value-type="float">
            <text:p>67,81884</text:p>
          </table:table-cell>
          <table:table-cell office:value-type="float" office:value="73.622398" calcext:value-type="float">
            <text:p>73,622398</text:p>
          </table:table-cell>
          <table:table-cell office:value-type="float" office:value="75.750969" calcext:value-type="float">
            <text:p>75,750969</text:p>
          </table:table-cell>
          <table:table-cell office:value-type="float" office:value="82.420341" calcext:value-type="float">
            <text:p>82,420341</text:p>
          </table:table-cell>
          <table:table-cell office:value-type="float" office:value="84.250084" calcext:value-type="float">
            <text:p>84,250084</text:p>
          </table:table-cell>
          <table:table-cell office:value-type="float" office:value="80.461159" calcext:value-type="float">
            <text:p>80,461159</text:p>
          </table:table-cell>
          <table:table-cell office:value-type="float" office:value="78.976318" calcext:value-type="float">
            <text:p>78,976318</text:p>
          </table:table-cell>
          <table:table-cell office:value-type="float" office:value="76.290054" calcext:value-type="float">
            <text:p>76,290054</text:p>
          </table:table-cell>
          <table:table-cell office:value-type="float" office:value="70.598969" calcext:value-type="float">
            <text:p>70,59896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1.722565" calcext:value-type="float">
            <text:p>411,722565</text:p>
          </table:table-cell>
          <table:table-cell office:value-type="float" office:value="402.339508" calcext:value-type="float">
            <text:p>402,339508</text:p>
          </table:table-cell>
          <table:table-cell office:value-type="float" office:value="404.538483" calcext:value-type="float">
            <text:p>404,538483</text:p>
          </table:table-cell>
          <table:table-cell office:value-type="float" office:value="429.591095" calcext:value-type="float">
            <text:p>429,591095</text:p>
          </table:table-cell>
          <table:table-cell office:value-type="float" office:value="494.4216" calcext:value-type="float">
            <text:p>494,4216</text:p>
          </table:table-cell>
          <table:table-cell office:value-type="float" office:value="503.031464" calcext:value-type="float">
            <text:p>503,031464</text:p>
          </table:table-cell>
          <table:table-cell office:value-type="float" office:value="542.995178" calcext:value-type="float">
            <text:p>542,995178</text:p>
          </table:table-cell>
          <table:table-cell office:value-type="float" office:value="583.07959" calcext:value-type="float">
            <text:p>583,07959</text:p>
          </table:table-cell>
          <table:table-cell office:value-type="float" office:value="602.146912" calcext:value-type="float">
            <text:p>602,146912</text:p>
          </table:table-cell>
          <table:table-cell office:value-type="float" office:value="616.022888" calcext:value-type="float">
            <text:p>616,022888</text:p>
          </table:table-cell>
          <table:table-cell office:value-type="float" office:value="598.113953" calcext:value-type="float">
            <text:p>598,113953</text:p>
          </table:table-cell>
          <table:table-cell office:value-type="float" office:value="581.271301" calcext:value-type="float">
            <text:p>581,271301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99.899803" calcext:value-type="float">
            <text:p>99,899803</text:p>
          </table:table-cell>
          <table:table-cell office:value-type="float" office:value="101.759422" calcext:value-type="float">
            <text:p>101,759422</text:p>
          </table:table-cell>
          <table:table-cell office:value-type="float" office:value="103.9786" calcext:value-type="float">
            <text:p>103,9786</text:p>
          </table:table-cell>
          <table:table-cell office:value-type="float" office:value="102.275429" calcext:value-type="float">
            <text:p>102,275429</text:p>
          </table:table-cell>
          <table:table-cell office:value-type="float" office:value="102.067543" calcext:value-type="float">
            <text:p>102,067543</text:p>
          </table:table-cell>
          <table:table-cell office:value-type="float" office:value="102.973305" calcext:value-type="float">
            <text:p>102,973305</text:p>
          </table:table-cell>
          <table:table-cell office:value-type="float" office:value="103.737602" calcext:value-type="float">
            <text:p>103,737602</text:p>
          </table:table-cell>
          <table:table-cell office:value-type="float" office:value="105.420616" calcext:value-type="float">
            <text:p>105,420616</text:p>
          </table:table-cell>
          <table:table-cell office:value-type="float" office:value="104.073006" calcext:value-type="float">
            <text:p>104,073006</text:p>
          </table:table-cell>
          <table:table-cell office:value-type="float" office:value="105.726082" calcext:value-type="float">
            <text:p>105,726082</text:p>
          </table:table-cell>
          <table:table-cell office:value-type="float" office:value="105.921074" calcext:value-type="float">
            <text:p>105,921074</text:p>
          </table:table-cell>
          <table:table-cell office:value-type="float" office:value="105.331306" calcext:value-type="float">
            <text:p>105,33130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55.94199" calcext:value-type="float">
            <text:p>55,94199</text:p>
          </table:table-cell>
          <table:table-cell office:value-type="float" office:value="58.955784" calcext:value-type="float">
            <text:p>58,955784</text:p>
          </table:table-cell>
          <table:table-cell office:value-type="float" office:value="62.115078" calcext:value-type="float">
            <text:p>62,115078</text:p>
          </table:table-cell>
          <table:table-cell office:value-type="float" office:value="58.758823" calcext:value-type="float">
            <text:p>58,758823</text:p>
          </table:table-cell>
          <table:table-cell office:value-type="float" office:value="62.347752" calcext:value-type="float">
            <text:p>62,347752</text:p>
          </table:table-cell>
          <table:table-cell office:value-type="float" office:value="61.333702" calcext:value-type="float">
            <text:p>61,333702</text:p>
          </table:table-cell>
          <table:table-cell office:value-type="float" office:value="65.901779" calcext:value-type="float">
            <text:p>65,901779</text:p>
          </table:table-cell>
          <table:table-cell office:value-type="float" office:value="71.755188" calcext:value-type="float">
            <text:p>71,755188</text:p>
          </table:table-cell>
          <table:table-cell office:value-type="float" office:value="71.318115" calcext:value-type="float">
            <text:p>71,318115</text:p>
          </table:table-cell>
          <table:table-cell office:value-type="float" office:value="70.223679" calcext:value-type="float">
            <text:p>70,223679</text:p>
          </table:table-cell>
          <table:table-cell office:value-type="float" office:value="63.063313" calcext:value-type="float">
            <text:p>63,063313</text:p>
          </table:table-cell>
          <table:table-cell office:value-type="float" office:value="57.646114" calcext:value-type="float">
            <text:p>57,646114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04.432159" calcext:value-type="float">
            <text:p>304,432159</text:p>
          </table:table-cell>
          <table:table-cell office:value-type="float" office:value="309.939117" calcext:value-type="float">
            <text:p>309,939117</text:p>
          </table:table-cell>
          <table:table-cell office:value-type="float" office:value="330.366577" calcext:value-type="float">
            <text:p>330,366577</text:p>
          </table:table-cell>
          <table:table-cell office:value-type="float" office:value="315.743256" calcext:value-type="float">
            <text:p>315,743256</text:p>
          </table:table-cell>
          <table:table-cell office:value-type="float" office:value="333.342499" calcext:value-type="float">
            <text:p>333,342499</text:p>
          </table:table-cell>
          <table:table-cell office:value-type="float" office:value="332.680573" calcext:value-type="float">
            <text:p>332,680573</text:p>
          </table:table-cell>
          <table:table-cell office:value-type="float" office:value="340.76944" calcext:value-type="float">
            <text:p>340,76944</text:p>
          </table:table-cell>
          <table:table-cell office:value-type="float" office:value="348.664459" calcext:value-type="float">
            <text:p>348,664459</text:p>
          </table:table-cell>
          <table:table-cell office:value-type="float" office:value="361.335693" calcext:value-type="float">
            <text:p>361,335693</text:p>
          </table:table-cell>
          <table:table-cell office:value-type="float" office:value="351.14917" calcext:value-type="float">
            <text:p>351,14917</text:p>
          </table:table-cell>
          <table:table-cell office:value-type="float" office:value="337.627899" calcext:value-type="float">
            <text:p>337,627899</text:p>
          </table:table-cell>
          <table:table-cell office:value-type="float" office:value="319.307892" calcext:value-type="float">
            <text:p>319,3078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0.884674" calcext:value-type="float">
            <text:p>130,884674</text:p>
          </table:table-cell>
          <table:table-cell office:value-type="float" office:value="129.011826" calcext:value-type="float">
            <text:p>129,011826</text:p>
          </table:table-cell>
          <table:table-cell office:value-type="float" office:value="133.034164" calcext:value-type="float">
            <text:p>133,034164</text:p>
          </table:table-cell>
          <table:table-cell office:value-type="float" office:value="133.255875" calcext:value-type="float">
            <text:p>133,255875</text:p>
          </table:table-cell>
          <table:table-cell office:value-type="float" office:value="134.809494" calcext:value-type="float">
            <text:p>134,809494</text:p>
          </table:table-cell>
          <table:table-cell office:value-type="float" office:value="133.848129" calcext:value-type="float">
            <text:p>133,848129</text:p>
          </table:table-cell>
          <table:table-cell office:value-type="float" office:value="135.688751" calcext:value-type="float">
            <text:p>135,688751</text:p>
          </table:table-cell>
          <table:table-cell office:value-type="float" office:value="144.204208" calcext:value-type="float">
            <text:p>144,204208</text:p>
          </table:table-cell>
          <table:table-cell office:value-type="float" office:value="154.862411" calcext:value-type="float">
            <text:p>154,862411</text:p>
          </table:table-cell>
          <table:table-cell office:value-type="float" office:value="157.387955" calcext:value-type="float">
            <text:p>157,387955</text:p>
          </table:table-cell>
          <table:table-cell office:value-type="float" office:value="157.075058" calcext:value-type="float">
            <text:p>157,075058</text:p>
          </table:table-cell>
          <table:table-cell office:value-type="float" office:value="152.641281" calcext:value-type="float">
            <text:p>152,6412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61.189865" calcext:value-type="float">
            <text:p>61,189865</text:p>
          </table:table-cell>
          <table:table-cell office:value-type="float" office:value="58.017998" calcext:value-type="float">
            <text:p>58,017998</text:p>
          </table:table-cell>
          <table:table-cell office:value-type="float" office:value="49.833321" calcext:value-type="float">
            <text:p>49,833321</text:p>
          </table:table-cell>
          <table:table-cell office:value-type="float" office:value="49.196072" calcext:value-type="float">
            <text:p>49,196072</text:p>
          </table:table-cell>
          <table:table-cell office:value-type="float" office:value="57.345562" calcext:value-type="float">
            <text:p>57,345562</text:p>
          </table:table-cell>
          <table:table-cell office:value-type="float" office:value="58.76651" calcext:value-type="float">
            <text:p>58,76651</text:p>
          </table:table-cell>
          <table:table-cell office:value-type="float" office:value="64.472221" calcext:value-type="float">
            <text:p>64,472221</text:p>
          </table:table-cell>
          <table:table-cell office:value-type="float" office:value="68.551399" calcext:value-type="float">
            <text:p>68,551399</text:p>
          </table:table-cell>
          <table:table-cell office:value-type="float" office:value="70.509911" calcext:value-type="float">
            <text:p>70,509911</text:p>
          </table:table-cell>
          <table:table-cell office:value-type="float" office:value="70.080269" calcext:value-type="float">
            <text:p>70,080269</text:p>
          </table:table-cell>
          <table:table-cell office:value-type="float" office:value="68.686165" calcext:value-type="float">
            <text:p>68,686165</text:p>
          </table:table-cell>
          <table:table-cell office:value-type="float" office:value="66.57473" calcext:value-type="float">
            <text:p>66,5747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4.073624" calcext:value-type="float">
            <text:p>224,073624</text:p>
          </table:table-cell>
          <table:table-cell office:value-type="float" office:value="224.737152" calcext:value-type="float">
            <text:p>224,737152</text:p>
          </table:table-cell>
          <table:table-cell office:value-type="float" office:value="224.386871" calcext:value-type="float">
            <text:p>224,386871</text:p>
          </table:table-cell>
          <table:table-cell office:value-type="float" office:value="224.584915" calcext:value-type="float">
            <text:p>224,584915</text:p>
          </table:table-cell>
          <table:table-cell office:value-type="float" office:value="225.509857" calcext:value-type="float">
            <text:p>225,509857</text:p>
          </table:table-cell>
          <table:table-cell office:value-type="float" office:value="225.243393" calcext:value-type="float">
            <text:p>225,243393</text:p>
          </table:table-cell>
          <table:table-cell office:value-type="float" office:value="224.136597" calcext:value-type="float">
            <text:p>224,136597</text:p>
          </table:table-cell>
          <table:table-cell office:value-type="float" office:value="224.088882" calcext:value-type="float">
            <text:p>224,088882</text:p>
          </table:table-cell>
          <table:table-cell office:value-type="float" office:value="223.791229" calcext:value-type="float">
            <text:p>223,791229</text:p>
          </table:table-cell>
          <table:table-cell office:value-type="float" office:value="219.202255" calcext:value-type="float">
            <text:p>219,202255</text:p>
          </table:table-cell>
          <table:table-cell office:value-type="float" office:value="219.673065" calcext:value-type="float">
            <text:p>219,673065</text:p>
          </table:table-cell>
          <table:table-cell office:value-type="float" office:value="218.001266" calcext:value-type="float">
            <text:p>218,0012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98.456207" calcext:value-type="float">
            <text:p>198,456207</text:p>
          </table:table-cell>
          <table:table-cell office:value-type="float" office:value="196.572144" calcext:value-type="float">
            <text:p>196,572144</text:p>
          </table:table-cell>
          <table:table-cell office:value-type="float" office:value="220.466171" calcext:value-type="float">
            <text:p>220,466171</text:p>
          </table:table-cell>
          <table:table-cell office:value-type="float" office:value="212.642761" calcext:value-type="float">
            <text:p>212,642761</text:p>
          </table:table-cell>
          <table:table-cell office:value-type="float" office:value="219.088531" calcext:value-type="float">
            <text:p>219,088531</text:p>
          </table:table-cell>
          <table:table-cell office:value-type="float" office:value="227.182327" calcext:value-type="float">
            <text:p>227,182327</text:p>
          </table:table-cell>
          <table:table-cell office:value-type="float" office:value="233.497742" calcext:value-type="float">
            <text:p>233,497742</text:p>
          </table:table-cell>
          <table:table-cell office:value-type="float" office:value="227.418427" calcext:value-type="float">
            <text:p>227,418427</text:p>
          </table:table-cell>
          <table:table-cell office:value-type="float" office:value="231.667908" calcext:value-type="float">
            <text:p>231,667908</text:p>
          </table:table-cell>
          <table:table-cell office:value-type="float" office:value="229.949371" calcext:value-type="float">
            <text:p>229,949371</text:p>
          </table:table-cell>
          <table:table-cell office:value-type="float" office:value="230.413849" calcext:value-type="float">
            <text:p>230,413849</text:p>
          </table:table-cell>
          <table:table-cell office:value-type="float" office:value="221.301392" calcext:value-type="float">
            <text:p>221,3013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39.395752" calcext:value-type="float">
            <text:p>39,395752</text:p>
          </table:table-cell>
          <table:table-cell office:value-type="float" office:value="38.957458" calcext:value-type="float">
            <text:p>38,957458</text:p>
          </table:table-cell>
          <table:table-cell office:value-type="float" office:value="38.448929" calcext:value-type="float">
            <text:p>38,448929</text:p>
          </table:table-cell>
          <table:table-cell office:value-type="float" office:value="37.90136" calcext:value-type="float">
            <text:p>37,90136</text:p>
          </table:table-cell>
          <table:table-cell office:value-type="float" office:value="37.384979" calcext:value-type="float">
            <text:p>37,384979</text:p>
          </table:table-cell>
          <table:table-cell office:value-type="float" office:value="37.964466" calcext:value-type="float">
            <text:p>37,964466</text:p>
          </table:table-cell>
          <table:table-cell office:value-type="float" office:value="40.373112" calcext:value-type="float">
            <text:p>40,373112</text:p>
          </table:table-cell>
          <table:table-cell office:value-type="float" office:value="46.662437" calcext:value-type="float">
            <text:p>46,662437</text:p>
          </table:table-cell>
          <table:table-cell office:value-type="float" office:value="51.325554" calcext:value-type="float">
            <text:p>51,325554</text:p>
          </table:table-cell>
          <table:table-cell office:value-type="float" office:value="52.167175" calcext:value-type="float">
            <text:p>52,167175</text:p>
          </table:table-cell>
          <table:table-cell office:value-type="float" office:value="48.787346" calcext:value-type="float">
            <text:p>48,787346</text:p>
          </table:table-cell>
          <table:table-cell office:value-type="float" office:value="43.793201" calcext:value-type="float">
            <text:p>43,79320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228748" calcext:value-type="float">
            <text:p>32,228748</text:p>
          </table:table-cell>
          <table:table-cell office:value-type="float" office:value="30.428539" calcext:value-type="float">
            <text:p>30,428539</text:p>
          </table:table-cell>
          <table:table-cell office:value-type="float" office:value="28.948059" calcext:value-type="float">
            <text:p>28,948059</text:p>
          </table:table-cell>
          <table:table-cell office:value-type="float" office:value="29.98839" calcext:value-type="float">
            <text:p>29,98839</text:p>
          </table:table-cell>
          <table:table-cell office:value-type="float" office:value="30.390402" calcext:value-type="float">
            <text:p>30,390402</text:p>
          </table:table-cell>
          <table:table-cell office:value-type="float" office:value="32.588707" calcext:value-type="float">
            <text:p>32,588707</text:p>
          </table:table-cell>
          <table:table-cell office:value-type="float" office:value="36.129189" calcext:value-type="float">
            <text:p>36,129189</text:p>
          </table:table-cell>
          <table:table-cell office:value-type="float" office:value="37.075851" calcext:value-type="float">
            <text:p>37,075851</text:p>
          </table:table-cell>
          <table:table-cell office:value-type="float" office:value="37.427376" calcext:value-type="float">
            <text:p>37,427376</text:p>
          </table:table-cell>
          <table:table-cell office:value-type="float" office:value="39.150394" calcext:value-type="float">
            <text:p>39,150394</text:p>
          </table:table-cell>
          <table:table-cell office:value-type="float" office:value="36.475426" calcext:value-type="float">
            <text:p>36,475426</text:p>
          </table:table-cell>
          <table:table-cell office:value-type="float" office:value="35.28548" calcext:value-type="float">
            <text:p>35,2854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532695" calcext:value-type="float">
            <text:p>8,532695</text:p>
          </table:table-cell>
          <table:table-cell office:value-type="float" office:value="8.647708" calcext:value-type="float">
            <text:p>8,647708</text:p>
          </table:table-cell>
          <table:table-cell office:value-type="float" office:value="8.748202" calcext:value-type="float">
            <text:p>8,748202</text:p>
          </table:table-cell>
          <table:table-cell office:value-type="float" office:value="8.868678" calcext:value-type="float">
            <text:p>8,868678</text:p>
          </table:table-cell>
          <table:table-cell office:value-type="float" office:value="8.99648" calcext:value-type="float">
            <text:p>8,99648</text:p>
          </table:table-cell>
          <table:table-cell office:value-type="float" office:value="9.122819" calcext:value-type="float">
            <text:p>9,122819</text:p>
          </table:table-cell>
          <table:table-cell office:value-type="float" office:value="9.211939" calcext:value-type="float">
            <text:p>9,211939</text:p>
          </table:table-cell>
          <table:table-cell office:value-type="float" office:value="9.327834" calcext:value-type="float">
            <text:p>9,327834</text:p>
          </table:table-cell>
          <table:table-cell office:value-type="float" office:value="9.416952" calcext:value-type="float">
            <text:p>9,416952</text:p>
          </table:table-cell>
          <table:table-cell office:value-type="float" office:value="9.455299" calcext:value-type="float">
            <text:p>9,455299</text:p>
          </table:table-cell>
          <table:table-cell office:value-type="float" office:value="9.446061" calcext:value-type="float">
            <text:p>9,446061</text:p>
          </table:table-cell>
          <table:table-cell office:value-type="float" office:value="9.373635" calcext:value-type="float">
            <text:p>9,37363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17.832291" calcext:value-type="float">
            <text:p>217,832291</text:p>
          </table:table-cell>
          <table:table-cell office:value-type="float" office:value="245.694107" calcext:value-type="float">
            <text:p>245,694107</text:p>
          </table:table-cell>
          <table:table-cell office:value-type="float" office:value="243.043518" calcext:value-type="float">
            <text:p>243,043518</text:p>
          </table:table-cell>
          <table:table-cell office:value-type="float" office:value="240.696548" calcext:value-type="float">
            <text:p>240,696548</text:p>
          </table:table-cell>
          <table:table-cell office:value-type="float" office:value="246.671005" calcext:value-type="float">
            <text:p>246,671005</text:p>
          </table:table-cell>
          <table:table-cell office:value-type="float" office:value="252.8526" calcext:value-type="float">
            <text:p>252,8526</text:p>
          </table:table-cell>
          <table:table-cell office:value-type="float" office:value="268.074493" calcext:value-type="float">
            <text:p>268,074493</text:p>
          </table:table-cell>
          <table:table-cell office:value-type="float" office:value="278.669464" calcext:value-type="float">
            <text:p>278,669464</text:p>
          </table:table-cell>
          <table:table-cell office:value-type="float" office:value="277.408356" calcext:value-type="float">
            <text:p>277,408356</text:p>
          </table:table-cell>
          <table:table-cell office:value-type="float" office:value="263.64505" calcext:value-type="float">
            <text:p>263,64505</text:p>
          </table:table-cell>
          <table:table-cell office:value-type="float" office:value="252.406998" calcext:value-type="float">
            <text:p>252,406998</text:p>
          </table:table-cell>
          <table:table-cell office:value-type="float" office:value="217.387878" calcext:value-type="float">
            <text:p>217,3878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39.163818" calcext:value-type="float">
            <text:p>839,163818</text:p>
          </table:table-cell>
          <table:table-cell office:value-type="float" office:value="839.22113" calcext:value-type="float">
            <text:p>839,22113</text:p>
          </table:table-cell>
          <table:table-cell office:value-type="float" office:value="841.193481" calcext:value-type="float">
            <text:p>841,193481</text:p>
          </table:table-cell>
          <table:table-cell office:value-type="float" office:value="840.104309" calcext:value-type="float">
            <text:p>840,104309</text:p>
          </table:table-cell>
          <table:table-cell office:value-type="float" office:value="847.477234" calcext:value-type="float">
            <text:p>847,477234</text:p>
          </table:table-cell>
          <table:table-cell office:value-type="float" office:value="846.578308" calcext:value-type="float">
            <text:p>846,578308</text:p>
          </table:table-cell>
          <table:table-cell office:value-type="float" office:value="846.574707" calcext:value-type="float">
            <text:p>846,574707</text:p>
          </table:table-cell>
          <table:table-cell office:value-type="float" office:value="917.270569" calcext:value-type="float">
            <text:p>917,270569</text:p>
          </table:table-cell>
          <table:table-cell office:value-type="float" office:value="847.831482" calcext:value-type="float">
            <text:p>847,831482</text:p>
          </table:table-cell>
          <table:table-cell office:value-type="float" office:value="850.102966" calcext:value-type="float">
            <text:p>850,102966</text:p>
          </table:table-cell>
          <table:table-cell office:value-type="float" office:value="840.205627" calcext:value-type="float">
            <text:p>840,205627</text:p>
          </table:table-cell>
          <table:table-cell office:value-type="float" office:value="839.437927" calcext:value-type="float">
            <text:p>839,437927</text:p>
          </table:table-cell>
          <table:table-cell table:number-columns-repeated="8"/>
          <table:table-cell table:style-name="ce9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0.166079" calcext:value-type="float">
            <text:p>30,166079</text:p>
          </table:table-cell>
          <table:table-cell office:value-type="float" office:value="30.189758" calcext:value-type="float">
            <text:p>30,189758</text:p>
          </table:table-cell>
          <table:table-cell office:value-type="float" office:value="29.858086" calcext:value-type="float">
            <text:p>29,858086</text:p>
          </table:table-cell>
          <table:table-cell office:value-type="float" office:value="29.598694" calcext:value-type="float">
            <text:p>29,598694</text:p>
          </table:table-cell>
          <table:table-cell office:value-type="float" office:value="29.650742" calcext:value-type="float">
            <text:p>29,650742</text:p>
          </table:table-cell>
          <table:table-cell office:value-type="float" office:value="29.957417" calcext:value-type="float">
            <text:p>29,957417</text:p>
          </table:table-cell>
          <table:table-cell office:value-type="float" office:value="30.204376" calcext:value-type="float">
            <text:p>30,204376</text:p>
          </table:table-cell>
          <table:table-cell office:value-type="float" office:value="31.19673" calcext:value-type="float">
            <text:p>31,19673</text:p>
          </table:table-cell>
          <table:table-cell office:value-type="float" office:value="32.828423" calcext:value-type="float">
            <text:p>32,828423</text:p>
          </table:table-cell>
          <table:table-cell office:value-type="float" office:value="34.296734" calcext:value-type="float">
            <text:p>34,296734</text:p>
          </table:table-cell>
          <table:table-cell office:value-type="float" office:value="35.415627" calcext:value-type="float">
            <text:p>35,415627</text:p>
          </table:table-cell>
          <table:table-cell office:value-type="float" office:value="35.478138" calcext:value-type="float">
            <text:p>35,47813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008511" calcext:value-type="float">
            <text:p>31,008511</text:p>
          </table:table-cell>
          <table:table-cell office:value-type="float" office:value="31.833761" calcext:value-type="float">
            <text:p>31,833761</text:p>
          </table:table-cell>
          <table:table-cell office:value-type="float" office:value="32.119053" calcext:value-type="float">
            <text:p>32,119053</text:p>
          </table:table-cell>
          <table:table-cell office:value-type="float" office:value="34.350693" calcext:value-type="float">
            <text:p>34,350693</text:p>
          </table:table-cell>
          <table:table-cell office:value-type="float" office:value="36.796227" calcext:value-type="float">
            <text:p>36,796227</text:p>
          </table:table-cell>
          <table:table-cell office:value-type="float" office:value="40.799011" calcext:value-type="float">
            <text:p>40,799011</text:p>
          </table:table-cell>
          <table:table-cell office:value-type="float" office:value="43.438404" calcext:value-type="float">
            <text:p>43,438404</text:p>
          </table:table-cell>
          <table:table-cell office:value-type="float" office:value="43.901028" calcext:value-type="float">
            <text:p>43,901028</text:p>
          </table:table-cell>
          <table:table-cell office:value-type="float" office:value="43.483017" calcext:value-type="float">
            <text:p>43,483017</text:p>
          </table:table-cell>
          <table:table-cell office:value-type="float" office:value="42.791" calcext:value-type="float">
            <text:p>42,791</text:p>
          </table:table-cell>
          <table:table-cell office:value-type="float" office:value="41.166367" calcext:value-type="float">
            <text:p>41,166367</text:p>
          </table:table-cell>
          <table:table-cell office:value-type="float" office:value="38.267673" calcext:value-type="float">
            <text:p>38,267673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9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9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7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833878262424026" calcext:value-type="percentage">
            <text:p>8,339%</text:p>
          </table:table-cell>
          <table:table-cell table:formula="of:=(ABS([$Registrado.C2] - [$Previsto.C2])/[$Registrado.C2])" office:value-type="percentage" office:value="0.146802234852134" calcext:value-type="percentage">
            <text:p>14,680%</text:p>
          </table:table-cell>
          <table:table-cell table:formula="of:=(ABS([$Registrado.D2] - [$Previsto.D2])/[$Registrado.D2])" office:value-type="percentage" office:value="0.109883663366337" calcext:value-type="percentage">
            <text:p>10,988%</text:p>
          </table:table-cell>
          <table:table-cell table:formula="of:=(ABS([$Registrado.E2] - [$Previsto.E2])/[$Registrado.E2])" office:value-type="percentage" office:value="0.0714372422449345" calcext:value-type="percentage">
            <text:p>7,144%</text:p>
          </table:table-cell>
          <table:table-cell table:formula="of:=(ABS([$Registrado.F2] - [$Previsto.F2])/[$Registrado.F2])" office:value-type="percentage" office:value="0.000311000959386007" calcext:value-type="percentage">
            <text:p>0,031%</text:p>
          </table:table-cell>
          <table:table-cell table:formula="of:=(ABS([$Registrado.G2] - [$Previsto.G2])/[$Registrado.G2])" office:value-type="percentage" office:value="0.209773956787069" calcext:value-type="percentage">
            <text:p>20,977%</text:p>
          </table:table-cell>
          <table:table-cell table:formula="of:=(ABS([$Registrado.H2] - [$Previsto.H2])/[$Registrado.H2])" office:value-type="percentage" office:value="0.0989255656732892" calcext:value-type="percentage">
            <text:p>9,893%</text:p>
          </table:table-cell>
          <table:table-cell table:formula="of:=(ABS([$Registrado.I2] - [$Previsto.I2])/[$Registrado.I2])" office:value-type="percentage" office:value="0.015627219996412" calcext:value-type="percentage">
            <text:p>1,563%</text:p>
          </table:table-cell>
          <table:table-cell table:formula="of:=(ABS([$Registrado.J2] - [$Previsto.J2])/[$Registrado.J2])" office:value-type="percentage" office:value="0.0533335081623288" calcext:value-type="percentage">
            <text:p>5,333%</text:p>
          </table:table-cell>
          <table:table-cell table:formula="of:=(ABS([$Registrado.K2] - [$Previsto.K2])/[$Registrado.K2])" office:value-type="percentage" office:value="0.0757013489807028" calcext:value-type="percentage">
            <text:p>7,570%</text:p>
          </table:table-cell>
          <table:table-cell table:formula="of:=(ABS([$Registrado.L2] - [$Previsto.L2])/[$Registrado.L2])" office:value-type="percentage" office:value="0.0780887149809286" calcext:value-type="percentage">
            <text:p>7,809%</text:p>
          </table:table-cell>
          <table:table-cell table:formula="of:=(ABS([$Registrado.M2] - [$Previsto.M2])/[$Registrado.M2])" office:value-type="percentage" office:value="0.147656496062992" calcext:value-type="percentage">
            <text:p>14,766%</text:p>
          </table:table-cell>
          <table:table-cell table:formula="of:=AVERAGE([.B2:.M2])" office:value-type="percentage" office:value="0.090910731525743" calcext:value-type="percentage">
            <text:p>9,091%</text:p>
          </table:table-cell>
          <table:table-cell table:formula="of:=STDEV([.B2:.M2])" office:value-type="percentage" office:value="0.058009501010612" calcext:value-type="percentage">
            <text:p>5,80%</text:p>
          </table:table-cell>
          <table:table-cell table:formula="of:=ABS(SUM([$Registrado.B2:.M2]) -SUM([$Previsto.B2:.M2]))/SUM([$Registrado.B2:.M2])" office:value-type="percentage" office:value="0.00799254905530356" calcext:value-type="percentage">
            <text:p>0,799%</text:p>
          </table:table-cell>
          <table:table-cell table:formula="of:=COUNTIF([.B2:.M2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817882549092255" calcext:value-type="percentage">
            <text:p>8,179%</text:p>
          </table:table-cell>
          <table:table-cell table:formula="of:=(ABS([$Registrado.C3] - [$Previsto.C3])/[$Registrado.C3])" office:value-type="percentage" office:value="0.0641610705115544" calcext:value-type="percentage">
            <text:p>6,416%</text:p>
          </table:table-cell>
          <table:table-cell table:formula="of:=(ABS([$Registrado.D3] - [$Previsto.D3])/[$Registrado.D3])" office:value-type="percentage" office:value="0.0458127672073365" calcext:value-type="percentage">
            <text:p>4,581%</text:p>
          </table:table-cell>
          <table:table-cell table:formula="of:=(ABS([$Registrado.E3] - [$Previsto.E3])/[$Registrado.E3])" office:value-type="percentage" office:value="0.123787457092495" calcext:value-type="percentage">
            <text:p>12,379%</text:p>
          </table:table-cell>
          <table:table-cell table:formula="of:=(ABS([$Registrado.F3] - [$Previsto.F3])/[$Registrado.F3])" office:value-type="percentage" office:value="0.216270429886005" calcext:value-type="percentage">
            <text:p>21,627%</text:p>
          </table:table-cell>
          <table:table-cell table:formula="of:=(ABS([$Registrado.G3] - [$Previsto.G3])/[$Registrado.G3])" office:value-type="percentage" office:value="0.267308769278635" calcext:value-type="percentage">
            <text:p>26,731%</text:p>
          </table:table-cell>
          <table:table-cell table:formula="of:=(ABS([$Registrado.H3] - [$Previsto.H3])/[$Registrado.H3])" office:value-type="percentage" office:value="0.015730374450127" calcext:value-type="percentage">
            <text:p>1,573%</text:p>
          </table:table-cell>
          <table:table-cell table:formula="of:=(ABS([$Registrado.I3] - [$Previsto.I3])/[$Registrado.I3])" office:value-type="percentage" office:value="0.0562740132188523" calcext:value-type="percentage">
            <text:p>5,627%</text:p>
          </table:table-cell>
          <table:table-cell table:formula="of:=(ABS([$Registrado.J3] - [$Previsto.J3])/[$Registrado.J3])" office:value-type="percentage" office:value="0.00537680314283964" calcext:value-type="percentage">
            <text:p>0,538%</text:p>
          </table:table-cell>
          <table:table-cell table:formula="of:=(ABS([$Registrado.K3] - [$Previsto.K3])/[$Registrado.K3])" office:value-type="percentage" office:value="0.200979977987495" calcext:value-type="percentage">
            <text:p>20,098%</text:p>
          </table:table-cell>
          <table:table-cell table:formula="of:=(ABS([$Registrado.L3] - [$Previsto.L3])/[$Registrado.L3])" office:value-type="percentage" office:value="0.106261533278043" calcext:value-type="percentage">
            <text:p>10,626%</text:p>
          </table:table-cell>
          <table:table-cell table:formula="of:=(ABS([$Registrado.M3] - [$Previsto.M3])/[$Registrado.M3])" office:value-type="percentage" office:value="0.104744705914582" calcext:value-type="percentage">
            <text:p>10,474%</text:p>
          </table:table-cell>
          <table:table-cell table:formula="of:=AVERAGE([.B3:.M3])" office:value-type="percentage" office:value="0.107374679739766" calcext:value-type="percentage">
            <text:p>10,737%</text:p>
          </table:table-cell>
          <table:table-cell table:formula="of:=STDEV([.B3:.M3])" office:value-type="percentage" office:value="0.082131910667233" calcext:value-type="percentage">
            <text:p>8,21%</text:p>
          </table:table-cell>
          <table:table-cell table:formula="of:=ABS(SUM([$Registrado.B3:.M3]) -SUM([$Previsto.B3:.M3]))/SUM([$Registrado.B3:.M3])" office:value-type="percentage" office:value="0.0748100005311628" calcext:value-type="percentage">
            <text:p>7,481%</text:p>
          </table:table-cell>
          <table:table-cell table:formula="of:=COUNTIF([.B3:.M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19584356619544" calcext:value-type="percentage">
            <text:p>1,958%</text:p>
          </table:table-cell>
          <table:table-cell table:formula="of:=(ABS([$Registrado.C4] - [$Previsto.C4])/[$Registrado.C4])" office:value-type="percentage" office:value="0.169997966928707" calcext:value-type="percentage">
            <text:p>17,000%</text:p>
          </table:table-cell>
          <table:table-cell table:formula="of:=(ABS([$Registrado.D4] - [$Previsto.D4])/[$Registrado.D4])" office:value-type="percentage" office:value="0.100259397417504" calcext:value-type="percentage">
            <text:p>10,026%</text:p>
          </table:table-cell>
          <table:table-cell table:formula="of:=(ABS([$Registrado.E4] - [$Previsto.E4])/[$Registrado.E4])" office:value-type="percentage" office:value="0.0516824750394114" calcext:value-type="percentage">
            <text:p>5,168%</text:p>
          </table:table-cell>
          <table:table-cell table:formula="of:=(ABS([$Registrado.F4] - [$Previsto.F4])/[$Registrado.F4])" office:value-type="percentage" office:value="0.0425683487325279" calcext:value-type="percentage">
            <text:p>4,257%</text:p>
          </table:table-cell>
          <table:table-cell table:formula="of:=(ABS([$Registrado.G4] - [$Previsto.G4])/[$Registrado.G4])" office:value-type="percentage" office:value="0.335477645727221" calcext:value-type="percentage">
            <text:p>33,548%</text:p>
          </table:table-cell>
          <table:table-cell table:formula="of:=(ABS([$Registrado.H4] - [$Previsto.H4])/[$Registrado.H4])" office:value-type="percentage" office:value="0.122644564927562" calcext:value-type="percentage">
            <text:p>12,264%</text:p>
          </table:table-cell>
          <table:table-cell table:formula="of:=(ABS([$Registrado.I4] - [$Previsto.I4])/[$Registrado.I4])" office:value-type="percentage" office:value="0.121023364485981" calcext:value-type="percentage">
            <text:p>12,102%</text:p>
          </table:table-cell>
          <table:table-cell table:formula="of:=(ABS([$Registrado.J4] - [$Previsto.J4])/[$Registrado.J4])" office:value-type="percentage" office:value="0.0270404271548436" calcext:value-type="percentage">
            <text:p>2,704%</text:p>
          </table:table-cell>
          <table:table-cell table:formula="of:=(ABS([$Registrado.K4] - [$Previsto.K4])/[$Registrado.K4])" office:value-type="percentage" office:value="0.0254522167487684" calcext:value-type="percentage">
            <text:p>2,545%</text:p>
          </table:table-cell>
          <table:table-cell table:formula="of:=(ABS([$Registrado.L4] - [$Previsto.L4])/[$Registrado.L4])" office:value-type="percentage" office:value="0.265393514373819" calcext:value-type="percentage">
            <text:p>26,539%</text:p>
          </table:table-cell>
          <table:table-cell table:formula="of:=(ABS([$Registrado.M4] - [$Previsto.M4])/[$Registrado.M4])" office:value-type="percentage" office:value="0.0406413557112594" calcext:value-type="percentage">
            <text:p>4,064%</text:p>
          </table:table-cell>
          <table:table-cell table:formula="of:=AVERAGE([.B4:.M4])" office:value-type="percentage" office:value="0.110147136155596" calcext:value-type="percentage">
            <text:p>11,015%</text:p>
          </table:table-cell>
          <table:table-cell table:formula="of:=STDEV([.B4:.M4])" office:value-type="percentage" office:value="0.101769471221443" calcext:value-type="percentage">
            <text:p>10,18%</text:p>
          </table:table-cell>
          <table:table-cell table:formula="of:=ABS(SUM([$Registrado.B4:.M4]) -SUM([$Previsto.B4:.M4]))/SUM([$Registrado.B4:.M4])" office:value-type="percentage" office:value="0.0682944662222334" calcext:value-type="percentage">
            <text:p>6,829%</text:p>
          </table:table-cell>
          <table:table-cell table:formula="of:=COUNTIF([.B4:.M4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464148978493365" calcext:value-type="percentage">
            <text:p>4,641%</text:p>
          </table:table-cell>
          <table:table-cell table:formula="of:=(ABS([$Registrado.C5] - [$Previsto.C5])/[$Registrado.C5])" office:value-type="percentage" office:value="0.232317270859934" calcext:value-type="percentage">
            <text:p>23,232%</text:p>
          </table:table-cell>
          <table:table-cell table:formula="of:=(ABS([$Registrado.D5] - [$Previsto.D5])/[$Registrado.D5])" office:value-type="percentage" office:value="0.277032534889768" calcext:value-type="percentage">
            <text:p>27,703%</text:p>
          </table:table-cell>
          <table:table-cell table:formula="of:=(ABS([$Registrado.E5] - [$Previsto.E5])/[$Registrado.E5])" office:value-type="percentage" office:value="0.0902712874200114" calcext:value-type="percentage">
            <text:p>9,027%</text:p>
          </table:table-cell>
          <table:table-cell table:formula="of:=(ABS([$Registrado.F5] - [$Previsto.F5])/[$Registrado.F5])" office:value-type="percentage" office:value="0.113368304748512" calcext:value-type="percentage">
            <text:p>11,337%</text:p>
          </table:table-cell>
          <table:table-cell table:formula="of:=(ABS([$Registrado.G5] - [$Previsto.G5])/[$Registrado.G5])" office:value-type="percentage" office:value="0.110154340916485" calcext:value-type="percentage">
            <text:p>11,015%</text:p>
          </table:table-cell>
          <table:table-cell table:formula="of:=(ABS([$Registrado.H5] - [$Previsto.H5])/[$Registrado.H5])" office:value-type="percentage" office:value="0.141703677374731" calcext:value-type="percentage">
            <text:p>14,170%</text:p>
          </table:table-cell>
          <table:table-cell table:formula="of:=(ABS([$Registrado.I5] - [$Previsto.I5])/[$Registrado.I5])" office:value-type="percentage" office:value="0.155795751115426" calcext:value-type="percentage">
            <text:p>15,580%</text:p>
          </table:table-cell>
          <table:table-cell table:formula="of:=(ABS([$Registrado.J5] - [$Previsto.J5])/[$Registrado.J5])" office:value-type="percentage" office:value="0.0168050347109583" calcext:value-type="percentage">
            <text:p>1,681%</text:p>
          </table:table-cell>
          <table:table-cell table:formula="of:=(ABS([$Registrado.K5] - [$Previsto.K5])/[$Registrado.K5])" office:value-type="percentage" office:value="0.110404926957271" calcext:value-type="percentage">
            <text:p>11,040%</text:p>
          </table:table-cell>
          <table:table-cell table:formula="of:=(ABS([$Registrado.L5] - [$Previsto.L5])/[$Registrado.L5])" office:value-type="percentage" office:value="0.102525752650724" calcext:value-type="percentage">
            <text:p>10,253%</text:p>
          </table:table-cell>
          <table:table-cell table:formula="of:=(ABS([$Registrado.M5] - [$Previsto.M5])/[$Registrado.M5])" office:value-type="percentage" office:value="0.0181709533034939" calcext:value-type="percentage">
            <text:p>1,817%</text:p>
          </table:table-cell>
          <table:table-cell table:formula="of:=AVERAGE([.B5:.M5])" office:value-type="percentage" office:value="0.117913727733054" calcext:value-type="percentage">
            <text:p>11,791%</text:p>
          </table:table-cell>
          <table:table-cell table:formula="of:=STDEV([.B5:.M5])" office:value-type="percentage" office:value="0.0779450807400497" calcext:value-type="percentage">
            <text:p>7,79%</text:p>
          </table:table-cell>
          <table:table-cell table:formula="of:=ABS(SUM([$Registrado.B5:.M5]) -SUM([$Previsto.B5:.M5]))/SUM([$Registrado.B5:.M5])" office:value-type="percentage" office:value="0.0110973335532877" calcext:value-type="percentage">
            <text:p>1,110%</text:p>
          </table:table-cell>
          <table:table-cell table:formula="of:=COUNTIF([.B5:.M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73035919678274" calcext:value-type="percentage">
            <text:p>17,304%</text:p>
          </table:table-cell>
          <table:table-cell table:formula="of:=(ABS([$Registrado.C6] - [$Previsto.C6])/[$Registrado.C6])" office:value-type="percentage" office:value="0.058915972417111" calcext:value-type="percentage">
            <text:p>5,892%</text:p>
          </table:table-cell>
          <table:table-cell table:formula="of:=(ABS([$Registrado.D6] - [$Previsto.D6])/[$Registrado.D6])" office:value-type="percentage" office:value="0.000819553664553088" calcext:value-type="percentage">
            <text:p>0,082%</text:p>
          </table:table-cell>
          <table:table-cell table:formula="of:=(ABS([$Registrado.E6] - [$Previsto.E6])/[$Registrado.E6])" office:value-type="percentage" office:value="0.0531326381374775" calcext:value-type="percentage">
            <text:p>5,313%</text:p>
          </table:table-cell>
          <table:table-cell table:formula="of:=(ABS([$Registrado.F6] - [$Previsto.F6])/[$Registrado.F6])" office:value-type="percentage" office:value="0.114496928119413" calcext:value-type="percentage">
            <text:p>11,450%</text:p>
          </table:table-cell>
          <table:table-cell table:formula="of:=(ABS([$Registrado.G6] - [$Previsto.G6])/[$Registrado.G6])" office:value-type="percentage" office:value="0.357496221524077" calcext:value-type="percentage">
            <text:p>35,750%</text:p>
          </table:table-cell>
          <table:table-cell table:formula="of:=(ABS([$Registrado.H6] - [$Previsto.H6])/[$Registrado.H6])" office:value-type="percentage" office:value="0.0141631393917437" calcext:value-type="percentage">
            <text:p>1,416%</text:p>
          </table:table-cell>
          <table:table-cell table:formula="of:=(ABS([$Registrado.I6] - [$Previsto.I6])/[$Registrado.I6])" office:value-type="percentage" office:value="0.0338787242508864" calcext:value-type="percentage">
            <text:p>3,388%</text:p>
          </table:table-cell>
          <table:table-cell table:formula="of:=(ABS([$Registrado.J6] - [$Previsto.J6])/[$Registrado.J6])" office:value-type="percentage" office:value="0.0405803176493248" calcext:value-type="percentage">
            <text:p>4,058%</text:p>
          </table:table-cell>
          <table:table-cell table:formula="of:=(ABS([$Registrado.K6] - [$Previsto.K6])/[$Registrado.K6])" office:value-type="percentage" office:value="0.100646388979434" calcext:value-type="percentage">
            <text:p>10,065%</text:p>
          </table:table-cell>
          <table:table-cell table:formula="of:=(ABS([$Registrado.L6] - [$Previsto.L6])/[$Registrado.L6])" office:value-type="percentage" office:value="0.0724273042626426" calcext:value-type="percentage">
            <text:p>7,243%</text:p>
          </table:table-cell>
          <table:table-cell table:formula="of:=(ABS([$Registrado.M6] - [$Previsto.M6])/[$Registrado.M6])" office:value-type="percentage" office:value="0.0426179513513923" calcext:value-type="percentage">
            <text:p>4,262%</text:p>
          </table:table-cell>
          <table:table-cell table:formula="of:=AVERAGE([.B6:.M6])" office:value-type="percentage" office:value="0.0885175882855275" calcext:value-type="percentage">
            <text:p>8,852%</text:p>
          </table:table-cell>
          <table:table-cell table:formula="of:=STDEV([.B6:.M6])" office:value-type="percentage" office:value="0.0969122510222134" calcext:value-type="percentage">
            <text:p>9,69%</text:p>
          </table:table-cell>
          <table:table-cell table:formula="of:=ABS(SUM([$Registrado.B6:.M6]) -SUM([$Previsto.B6:.M6]))/SUM([$Registrado.B6:.M6])" office:value-type="percentage" office:value="0.0247687104173824" calcext:value-type="percentage">
            <text:p>2,477%</text:p>
          </table:table-cell>
          <table:table-cell table:formula="of:=COUNTIF([.B6:.M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02660490366159" calcext:value-type="percentage">
            <text:p>10,266%</text:p>
          </table:table-cell>
          <table:table-cell table:formula="of:=(ABS([$Registrado.C7] - [$Previsto.C7])/[$Registrado.C7])" office:value-type="percentage" office:value="0.0317171001335524" calcext:value-type="percentage">
            <text:p>3,172%</text:p>
          </table:table-cell>
          <table:table-cell table:formula="of:=(ABS([$Registrado.D7] - [$Previsto.D7])/[$Registrado.D7])" office:value-type="percentage" office:value="0.254852274886921" calcext:value-type="percentage">
            <text:p>25,485%</text:p>
          </table:table-cell>
          <table:table-cell table:formula="of:=(ABS([$Registrado.E7] - [$Previsto.E7])/[$Registrado.E7])" office:value-type="percentage" office:value="0.195951495466234" calcext:value-type="percentage">
            <text:p>19,595%</text:p>
          </table:table-cell>
          <table:table-cell table:formula="of:=(ABS([$Registrado.F7] - [$Previsto.F7])/[$Registrado.F7])" office:value-type="percentage" office:value="0.144602055892124" calcext:value-type="percentage">
            <text:p>14,460%</text:p>
          </table:table-cell>
          <table:table-cell table:formula="of:=(ABS([$Registrado.G7] - [$Previsto.G7])/[$Registrado.G7])" office:value-type="percentage" office:value="0.215964109864871" calcext:value-type="percentage">
            <text:p>21,596%</text:p>
          </table:table-cell>
          <table:table-cell table:formula="of:=(ABS([$Registrado.H7] - [$Previsto.H7])/[$Registrado.H7])" office:value-type="percentage" office:value="0.00306059391069688" calcext:value-type="percentage">
            <text:p>0,306%</text:p>
          </table:table-cell>
          <table:table-cell table:formula="of:=(ABS([$Registrado.I7] - [$Previsto.I7])/[$Registrado.I7])" office:value-type="percentage" office:value="0.0369185721235709" calcext:value-type="percentage">
            <text:p>3,692%</text:p>
          </table:table-cell>
          <table:table-cell table:formula="of:=(ABS([$Registrado.J7] - [$Previsto.J7])/[$Registrado.J7])" office:value-type="percentage" office:value="0.164357040014826" calcext:value-type="percentage">
            <text:p>16,436%</text:p>
          </table:table-cell>
          <table:table-cell table:formula="of:=(ABS([$Registrado.K7] - [$Previsto.K7])/[$Registrado.K7])" office:value-type="percentage" office:value="0.0513763857796885" calcext:value-type="percentage">
            <text:p>5,138%</text:p>
          </table:table-cell>
          <table:table-cell table:formula="of:=(ABS([$Registrado.L7] - [$Previsto.L7])/[$Registrado.L7])" office:value-type="percentage" office:value="0.0186410292454849" calcext:value-type="percentage">
            <text:p>1,864%</text:p>
          </table:table-cell>
          <table:table-cell table:formula="of:=(ABS([$Registrado.M7] - [$Previsto.M7])/[$Registrado.M7])" office:value-type="percentage" office:value="0.11530747404398" calcext:value-type="percentage">
            <text:p>11,531%</text:p>
          </table:table-cell>
          <table:table-cell table:formula="of:=AVERAGE([.B7:.M7])" office:value-type="percentage" office:value="0.111284051810676" calcext:value-type="percentage">
            <text:p>11,128%</text:p>
          </table:table-cell>
          <table:table-cell table:formula="of:=STDEV([.B7:.M7])" office:value-type="percentage" office:value="0.0844774363341088" calcext:value-type="percentage">
            <text:p>8,45%</text:p>
          </table:table-cell>
          <table:table-cell table:formula="of:=ABS(SUM([$Registrado.B7:.M7]) -SUM([$Previsto.B7:.M7]))/SUM([$Registrado.B7:.M7])" office:value-type="percentage" office:value="0.0512964831327921" calcext:value-type="percentage">
            <text:p>5,130%</text:p>
          </table:table-cell>
          <table:table-cell table:formula="of:=COUNTIF([.B7:.M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52840069401919" calcext:value-type="percentage">
            <text:p>15,284%</text:p>
          </table:table-cell>
          <table:table-cell table:formula="of:=(ABS([$Registrado.C8] - [$Previsto.C8])/[$Registrado.C8])" office:value-type="percentage" office:value="0.0657555113356884" calcext:value-type="percentage">
            <text:p>6,576%</text:p>
          </table:table-cell>
          <table:table-cell table:formula="of:=(ABS([$Registrado.D8] - [$Previsto.D8])/[$Registrado.D8])" office:value-type="percentage" office:value="0.00934285585848819" calcext:value-type="percentage">
            <text:p>0,934%</text:p>
          </table:table-cell>
          <table:table-cell table:formula="of:=(ABS([$Registrado.E8] - [$Previsto.E8])/[$Registrado.E8])" office:value-type="percentage" office:value="0.0887380241907929" calcext:value-type="percentage">
            <text:p>8,874%</text:p>
          </table:table-cell>
          <table:table-cell table:formula="of:=(ABS([$Registrado.F8] - [$Previsto.F8])/[$Registrado.F8])" office:value-type="percentage" office:value="0.150049001254112" calcext:value-type="percentage">
            <text:p>15,005%</text:p>
          </table:table-cell>
          <table:table-cell table:formula="of:=(ABS([$Registrado.G8] - [$Previsto.G8])/[$Registrado.G8])" office:value-type="percentage" office:value="0.00852120058105293" calcext:value-type="percentage">
            <text:p>0,852%</text:p>
          </table:table-cell>
          <table:table-cell table:formula="of:=(ABS([$Registrado.H8] - [$Previsto.H8])/[$Registrado.H8])" office:value-type="percentage" office:value="0.113599543692962" calcext:value-type="percentage">
            <text:p>11,360%</text:p>
          </table:table-cell>
          <table:table-cell table:formula="of:=(ABS([$Registrado.I8] - [$Previsto.I8])/[$Registrado.I8])" office:value-type="percentage" office:value="0.06192360472188" calcext:value-type="percentage">
            <text:p>6,192%</text:p>
          </table:table-cell>
          <table:table-cell table:formula="of:=(ABS([$Registrado.J8] - [$Previsto.J8])/[$Registrado.J8])" office:value-type="percentage" office:value="0.013822481996646" calcext:value-type="percentage">
            <text:p>1,382%</text:p>
          </table:table-cell>
          <table:table-cell table:formula="of:=(ABS([$Registrado.K8] - [$Previsto.K8])/[$Registrado.K8])" office:value-type="percentage" office:value="0.0937790494308245" calcext:value-type="percentage">
            <text:p>9,378%</text:p>
          </table:table-cell>
          <table:table-cell table:formula="of:=(ABS([$Registrado.L8] - [$Previsto.L8])/[$Registrado.L8])" office:value-type="percentage" office:value="0.131769470769471" calcext:value-type="percentage">
            <text:p>13,177%</text:p>
          </table:table-cell>
          <table:table-cell table:formula="of:=(ABS([$Registrado.M8] - [$Previsto.M8])/[$Registrado.M8])" office:value-type="percentage" office:value="0.134900192864031" calcext:value-type="percentage">
            <text:p>13,490%</text:p>
          </table:table-cell>
          <table:table-cell table:formula="of:=AVERAGE([.B8:.M8])" office:value-type="percentage" office:value="0.0854200838414889" calcext:value-type="percentage">
            <text:p>8,542%</text:p>
          </table:table-cell>
          <table:table-cell table:formula="of:=STDEV([.B8:.M8])" office:value-type="percentage" office:value="0.0539023027546986" calcext:value-type="percentage">
            <text:p>5,39%</text:p>
          </table:table-cell>
          <table:table-cell table:formula="of:=ABS(SUM([$Registrado.B8:.M8]) -SUM([$Previsto.B8:.M8]))/SUM([$Registrado.B8:.M8])" office:value-type="percentage" office:value="0.0213770211042528" calcext:value-type="percentage">
            <text:p>2,138%</text:p>
          </table:table-cell>
          <table:table-cell table:formula="of:=COUNTIF([.B8:.M8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75697819118848" calcext:value-type="percentage">
            <text:p>17,570%</text:p>
          </table:table-cell>
          <table:table-cell table:formula="of:=(ABS([$Registrado.C9] - [$Previsto.C9])/[$Registrado.C9])" office:value-type="percentage" office:value="0.0699285801204698" calcext:value-type="percentage">
            <text:p>6,993%</text:p>
          </table:table-cell>
          <table:table-cell table:formula="of:=(ABS([$Registrado.D9] - [$Previsto.D9])/[$Registrado.D9])" office:value-type="percentage" office:value="0.012307683308162" calcext:value-type="percentage">
            <text:p>1,231%</text:p>
          </table:table-cell>
          <table:table-cell table:formula="of:=(ABS([$Registrado.E9] - [$Previsto.E9])/[$Registrado.E9])" office:value-type="percentage" office:value="0.0224932929893168" calcext:value-type="percentage">
            <text:p>2,249%</text:p>
          </table:table-cell>
          <table:table-cell table:formula="of:=(ABS([$Registrado.F9] - [$Previsto.F9])/[$Registrado.F9])" office:value-type="percentage" office:value="0.0000804189225913075" calcext:value-type="percentage">
            <text:p>0,008%</text:p>
          </table:table-cell>
          <table:table-cell table:formula="of:=(ABS([$Registrado.G9] - [$Previsto.G9])/[$Registrado.G9])" office:value-type="percentage" office:value="0.112106233202514" calcext:value-type="percentage">
            <text:p>11,211%</text:p>
          </table:table-cell>
          <table:table-cell table:formula="of:=(ABS([$Registrado.H9] - [$Previsto.H9])/[$Registrado.H9])" office:value-type="percentage" office:value="0.0161120183937628" calcext:value-type="percentage">
            <text:p>1,611%</text:p>
          </table:table-cell>
          <table:table-cell table:formula="of:=(ABS([$Registrado.I9] - [$Previsto.I9])/[$Registrado.I9])" office:value-type="percentage" office:value="0.0238911098165426" calcext:value-type="percentage">
            <text:p>2,389%</text:p>
          </table:table-cell>
          <table:table-cell table:formula="of:=(ABS([$Registrado.J9] - [$Previsto.J9])/[$Registrado.J9])" office:value-type="percentage" office:value="0.111844888752179" calcext:value-type="percentage">
            <text:p>11,184%</text:p>
          </table:table-cell>
          <table:table-cell table:formula="of:=(ABS([$Registrado.K9] - [$Previsto.K9])/[$Registrado.K9])" office:value-type="percentage" office:value="0.0853206691352822" calcext:value-type="percentage">
            <text:p>8,532%</text:p>
          </table:table-cell>
          <table:table-cell table:formula="of:=(ABS([$Registrado.L9] - [$Previsto.L9])/[$Registrado.L9])" office:value-type="percentage" office:value="0.379380406726633" calcext:value-type="percentage">
            <text:p>37,938%</text:p>
          </table:table-cell>
          <table:table-cell table:formula="of:=(ABS([$Registrado.M9] - [$Previsto.M9])/[$Registrado.M9])" office:value-type="percentage" office:value="0.362219319868533" calcext:value-type="percentage">
            <text:p>36,222%</text:p>
          </table:table-cell>
          <table:table-cell table:formula="of:=AVERAGE([.B9:.M9])" office:value-type="percentage" office:value="0.11428187002957" calcext:value-type="percentage">
            <text:p>11,428%</text:p>
          </table:table-cell>
          <table:table-cell table:formula="of:=STDEV([.B9:.M9])" office:value-type="percentage" office:value="0.130736524812329" calcext:value-type="percentage">
            <text:p>13,07%</text:p>
          </table:table-cell>
          <table:table-cell table:formula="of:=ABS(SUM([$Registrado.B9:.M9]) -SUM([$Previsto.B9:.M9]))/SUM([$Registrado.B9:.M9])" office:value-type="percentage" office:value="0.0535501620309044" calcext:value-type="percentage">
            <text:p>5,355%</text:p>
          </table:table-cell>
          <table:table-cell table:formula="of:=COUNTIF([.B9:.M9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56848327166635" calcext:value-type="percentage">
            <text:p>5,685%</text:p>
          </table:table-cell>
          <table:table-cell table:formula="of:=(ABS([$Registrado.C10] - [$Previsto.C10])/[$Registrado.C10])" office:value-type="percentage" office:value="0.0630068916115008" calcext:value-type="percentage">
            <text:p>6,301%</text:p>
          </table:table-cell>
          <table:table-cell table:formula="of:=(ABS([$Registrado.D10] - [$Previsto.D10])/[$Registrado.D10])" office:value-type="percentage" office:value="0.051090717639477" calcext:value-type="percentage">
            <text:p>5,109%</text:p>
          </table:table-cell>
          <table:table-cell table:formula="of:=(ABS([$Registrado.E10] - [$Previsto.E10])/[$Registrado.E10])" office:value-type="percentage" office:value="0.00681477350574929" calcext:value-type="percentage">
            <text:p>0,681%</text:p>
          </table:table-cell>
          <table:table-cell table:formula="of:=(ABS([$Registrado.F10] - [$Previsto.F10])/[$Registrado.F10])" office:value-type="percentage" office:value="0.0792201056776495" calcext:value-type="percentage">
            <text:p>7,922%</text:p>
          </table:table-cell>
          <table:table-cell table:formula="of:=(ABS([$Registrado.G10] - [$Previsto.G10])/[$Registrado.G10])" office:value-type="percentage" office:value="0.0993159044912372" calcext:value-type="percentage">
            <text:p>9,932%</text:p>
          </table:table-cell>
          <table:table-cell table:formula="of:=(ABS([$Registrado.H10] - [$Previsto.H10])/[$Registrado.H10])" office:value-type="percentage" office:value="0.076653060091555" calcext:value-type="percentage">
            <text:p>7,665%</text:p>
          </table:table-cell>
          <table:table-cell table:formula="of:=(ABS([$Registrado.I10] - [$Previsto.I10])/[$Registrado.I10])" office:value-type="percentage" office:value="0.0470411769370386" calcext:value-type="percentage">
            <text:p>4,704%</text:p>
          </table:table-cell>
          <table:table-cell table:formula="of:=(ABS([$Registrado.J10] - [$Previsto.J10])/[$Registrado.J10])" office:value-type="percentage" office:value="0.0122710907165549" calcext:value-type="percentage">
            <text:p>1,227%</text:p>
          </table:table-cell>
          <table:table-cell table:formula="of:=(ABS([$Registrado.K10] - [$Previsto.K10])/[$Registrado.K10])" office:value-type="percentage" office:value="0.101826337900476" calcext:value-type="percentage">
            <text:p>10,183%</text:p>
          </table:table-cell>
          <table:table-cell table:formula="of:=(ABS([$Registrado.L10] - [$Previsto.L10])/[$Registrado.L10])" office:value-type="percentage" office:value="0.0293786112544397" calcext:value-type="percentage">
            <text:p>2,938%</text:p>
          </table:table-cell>
          <table:table-cell table:formula="of:=(ABS([$Registrado.M10] - [$Previsto.M10])/[$Registrado.M10])" office:value-type="percentage" office:value="0.0457215708809992" calcext:value-type="percentage">
            <text:p>4,572%</text:p>
          </table:table-cell>
          <table:table-cell table:formula="of:=AVERAGE([.B10:.M10])" office:value-type="percentage" office:value="0.0557657139894427" calcext:value-type="percentage">
            <text:p>5,577%</text:p>
          </table:table-cell>
          <table:table-cell table:formula="of:=STDEV([.B10:.M10])" office:value-type="percentage" office:value="0.0305127552407262" calcext:value-type="percentage">
            <text:p>3,05%</text:p>
          </table:table-cell>
          <table:table-cell table:formula="of:=ABS(SUM([$Registrado.B10:.M10]) -SUM([$Previsto.B10:.M10]))/SUM([$Registrado.B10:.M10])" office:value-type="percentage" office:value="0.0174371309734782" calcext:value-type="percentage">
            <text:p>1,744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315491664307954" calcext:value-type="percentage">
            <text:p>31,549%</text:p>
          </table:table-cell>
          <table:table-cell table:formula="of:=(ABS([$Registrado.C11] - [$Previsto.C11])/[$Registrado.C11])" office:value-type="percentage" office:value="0.0879286754862588" calcext:value-type="percentage">
            <text:p>8,793%</text:p>
          </table:table-cell>
          <table:table-cell table:formula="of:=(ABS([$Registrado.D11] - [$Previsto.D11])/[$Registrado.D11])" office:value-type="percentage" office:value="0.0497295856503741" calcext:value-type="percentage">
            <text:p>4,973%</text:p>
          </table:table-cell>
          <table:table-cell table:formula="of:=(ABS([$Registrado.E11] - [$Previsto.E11])/[$Registrado.E11])" office:value-type="percentage" office:value="0.24851379972202" calcext:value-type="percentage">
            <text:p>24,851%</text:p>
          </table:table-cell>
          <table:table-cell table:formula="of:=(ABS([$Registrado.F11] - [$Previsto.F11])/[$Registrado.F11])" office:value-type="percentage" office:value="0.158247982676932" calcext:value-type="percentage">
            <text:p>15,825%</text:p>
          </table:table-cell>
          <table:table-cell table:formula="of:=(ABS([$Registrado.G11] - [$Previsto.G11])/[$Registrado.G11])" office:value-type="percentage" office:value="0.00817284072736873" calcext:value-type="percentage">
            <text:p>0,817%</text:p>
          </table:table-cell>
          <table:table-cell table:formula="of:=(ABS([$Registrado.H11] - [$Previsto.H11])/[$Registrado.H11])" office:value-type="percentage" office:value="0.0571747955390335" calcext:value-type="percentage">
            <text:p>5,717%</text:p>
          </table:table-cell>
          <table:table-cell table:formula="of:=(ABS([$Registrado.I11] - [$Previsto.I11])/[$Registrado.I11])" office:value-type="percentage" office:value="0.0466914218699223" calcext:value-type="percentage">
            <text:p>4,669%</text:p>
          </table:table-cell>
          <table:table-cell table:formula="of:=(ABS([$Registrado.J11] - [$Previsto.J11])/[$Registrado.J11])" office:value-type="percentage" office:value="0.272713027906282" calcext:value-type="percentage">
            <text:p>27,271%</text:p>
          </table:table-cell>
          <table:table-cell table:formula="of:=(ABS([$Registrado.K11] - [$Previsto.K11])/[$Registrado.K11])" office:value-type="percentage" office:value="0.116450559609506" calcext:value-type="percentage">
            <text:p>11,645%</text:p>
          </table:table-cell>
          <table:table-cell table:formula="of:=(ABS([$Registrado.L11] - [$Previsto.L11])/[$Registrado.L11])" office:value-type="percentage" office:value="0.0825420800861301" calcext:value-type="percentage">
            <text:p>8,254%</text:p>
          </table:table-cell>
          <table:table-cell table:formula="of:=(ABS([$Registrado.M11] - [$Previsto.M11])/[$Registrado.M11])" office:value-type="percentage" office:value="0.00728570684920818" calcext:value-type="percentage">
            <text:p>0,729%</text:p>
          </table:table-cell>
          <table:table-cell table:formula="of:=AVERAGE([.B11:.M11])" office:value-type="percentage" office:value="0.120911845035916" calcext:value-type="percentage">
            <text:p>12,091%</text:p>
          </table:table-cell>
          <table:table-cell table:formula="of:=STDEV([.B11:.M11])" office:value-type="percentage" office:value="0.105062821779244" calcext:value-type="percentage">
            <text:p>10,51%</text:p>
          </table:table-cell>
          <table:table-cell table:formula="of:=ABS(SUM([$Registrado.B11:.M11]) -SUM([$Previsto.B11:.M11]))/SUM([$Registrado.B11:.M11])" office:value-type="percentage" office:value="0.0392977798448411" calcext:value-type="percentage">
            <text:p>3,930%</text:p>
          </table:table-cell>
          <table:table-cell table:formula="of:=COUNTIF([.B11:.M11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288527048741296" calcext:value-type="percentage">
            <text:p>2,885%</text:p>
          </table:table-cell>
          <table:table-cell table:formula="of:=(ABS([$Registrado.C12] - [$Previsto.C12])/[$Registrado.C12])" office:value-type="percentage" office:value="0.109071808953237" calcext:value-type="percentage">
            <text:p>10,907%</text:p>
          </table:table-cell>
          <table:table-cell table:formula="of:=(ABS([$Registrado.D12] - [$Previsto.D12])/[$Registrado.D12])" office:value-type="percentage" office:value="0.0896083642376977" calcext:value-type="percentage">
            <text:p>8,961%</text:p>
          </table:table-cell>
          <table:table-cell table:formula="of:=(ABS([$Registrado.E12] - [$Previsto.E12])/[$Registrado.E12])" office:value-type="percentage" office:value="0.0753960191918435" calcext:value-type="percentage">
            <text:p>7,540%</text:p>
          </table:table-cell>
          <table:table-cell table:formula="of:=(ABS([$Registrado.F12] - [$Previsto.F12])/[$Registrado.F12])" office:value-type="percentage" office:value="0.0226410279145877" calcext:value-type="percentage">
            <text:p>2,264%</text:p>
          </table:table-cell>
          <table:table-cell table:formula="of:=(ABS([$Registrado.G12] - [$Previsto.G12])/[$Registrado.G12])" office:value-type="percentage" office:value="0.0782336048144434" calcext:value-type="percentage">
            <text:p>7,823%</text:p>
          </table:table-cell>
          <table:table-cell table:formula="of:=(ABS([$Registrado.H12] - [$Previsto.H12])/[$Registrado.H12])" office:value-type="percentage" office:value="0.0868126295862253" calcext:value-type="percentage">
            <text:p>8,681%</text:p>
          </table:table-cell>
          <table:table-cell table:formula="of:=(ABS([$Registrado.I12] - [$Previsto.I12])/[$Registrado.I12])" office:value-type="percentage" office:value="0.0435814773750953" calcext:value-type="percentage">
            <text:p>4,358%</text:p>
          </table:table-cell>
          <table:table-cell table:formula="of:=(ABS([$Registrado.J12] - [$Previsto.J12])/[$Registrado.J12])" office:value-type="percentage" office:value="0.0802624094273887" calcext:value-type="percentage">
            <text:p>8,026%</text:p>
          </table:table-cell>
          <table:table-cell table:formula="of:=(ABS([$Registrado.K12] - [$Previsto.K12])/[$Registrado.K12])" office:value-type="percentage" office:value="0.0305890134778653" calcext:value-type="percentage">
            <text:p>3,059%</text:p>
          </table:table-cell>
          <table:table-cell table:formula="of:=(ABS([$Registrado.L12] - [$Previsto.L12])/[$Registrado.L12])" office:value-type="percentage" office:value="0.098503402183202" calcext:value-type="percentage">
            <text:p>9,850%</text:p>
          </table:table-cell>
          <table:table-cell table:formula="of:=(ABS([$Registrado.M12] - [$Previsto.M12])/[$Registrado.M12])" office:value-type="percentage" office:value="0.207372430407979" calcext:value-type="percentage">
            <text:p>20,737%</text:p>
          </table:table-cell>
          <table:table-cell table:style-name="ce48" table:formula="of:=AVERAGE([.B12:.M12])" office:value-type="percentage" office:value="0.0792437410369745" calcext:value-type="percentage">
            <text:p>7,924%</text:p>
          </table:table-cell>
          <table:table-cell table:formula="of:=STDEV([.B12:.M12])" office:value-type="percentage" office:value="0.0497643437125747" calcext:value-type="percentage">
            <text:p>4,98%</text:p>
          </table:table-cell>
          <table:table-cell table:formula="of:=ABS(SUM([$Registrado.B12:.M12]) -SUM([$Previsto.B12:.M12]))/SUM([$Registrado.B12:.M12])" office:value-type="percentage" office:value="0.0608795917746379" calcext:value-type="percentage">
            <text:p>6,088%</text:p>
          </table:table-cell>
          <table:table-cell table:formula="of:=COUNTIF([.B12:.M1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49857128024089" calcext:value-type="percentage">
            <text:p>14,986%</text:p>
          </table:table-cell>
          <table:table-cell table:formula="of:=(ABS([$Registrado.C13] - [$Previsto.C13])/[$Registrado.C13])" office:value-type="percentage" office:value="0.0109978373438929" calcext:value-type="percentage">
            <text:p>1,100%</text:p>
          </table:table-cell>
          <table:table-cell table:formula="of:=(ABS([$Registrado.D13] - [$Previsto.D13])/[$Registrado.D13])" office:value-type="percentage" office:value="0.0312060814424326" calcext:value-type="percentage">
            <text:p>3,121%</text:p>
          </table:table-cell>
          <table:table-cell table:formula="of:=(ABS([$Registrado.E13] - [$Previsto.E13])/[$Registrado.E13])" office:value-type="percentage" office:value="0.131585376784685" calcext:value-type="percentage">
            <text:p>13,159%</text:p>
          </table:table-cell>
          <table:table-cell table:formula="of:=(ABS([$Registrado.F13] - [$Previsto.F13])/[$Registrado.F13])" office:value-type="percentage" office:value="0.0910590631867454" calcext:value-type="percentage">
            <text:p>9,106%</text:p>
          </table:table-cell>
          <table:table-cell table:formula="of:=(ABS([$Registrado.G13] - [$Previsto.G13])/[$Registrado.G13])" office:value-type="percentage" office:value="0.0912766549016782" calcext:value-type="percentage">
            <text:p>9,128%</text:p>
          </table:table-cell>
          <table:table-cell table:formula="of:=(ABS([$Registrado.H13] - [$Previsto.H13])/[$Registrado.H13])" office:value-type="percentage" office:value="0.0563924965081402" calcext:value-type="percentage">
            <text:p>5,639%</text:p>
          </table:table-cell>
          <table:table-cell table:formula="of:=(ABS([$Registrado.I13] - [$Previsto.I13])/[$Registrado.I13])" office:value-type="percentage" office:value="0.0164328250168902" calcext:value-type="percentage">
            <text:p>1,643%</text:p>
          </table:table-cell>
          <table:table-cell table:formula="of:=(ABS([$Registrado.J13] - [$Previsto.J13])/[$Registrado.J13])" office:value-type="percentage" office:value="0.014808972467113" calcext:value-type="percentage">
            <text:p>1,481%</text:p>
          </table:table-cell>
          <table:table-cell table:formula="of:=(ABS([$Registrado.K13] - [$Previsto.K13])/[$Registrado.K13])" office:value-type="percentage" office:value="0.0351680654816443" calcext:value-type="percentage">
            <text:p>3,517%</text:p>
          </table:table-cell>
          <table:table-cell table:formula="of:=(ABS([$Registrado.L13] - [$Previsto.L13])/[$Registrado.L13])" office:value-type="percentage" office:value="0.0155486934640945" calcext:value-type="percentage">
            <text:p>1,555%</text:p>
          </table:table-cell>
          <table:table-cell table:formula="of:=(ABS([$Registrado.M13] - [$Previsto.M13])/[$Registrado.M13])" office:value-type="percentage" office:value="0.247067211898537" calcext:value-type="percentage">
            <text:p>24,707%</text:p>
          </table:table-cell>
          <table:table-cell table:formula="of:=AVERAGE([.B13:.M13])" office:value-type="percentage" office:value="0.0742833672099953" calcext:value-type="percentage">
            <text:p>7,428%</text:p>
          </table:table-cell>
          <table:table-cell table:formula="of:=STDEV([.B13:.M13])" office:value-type="percentage" office:value="0.0722771296014825" calcext:value-type="percentage">
            <text:p>7,23%</text:p>
          </table:table-cell>
          <table:table-cell table:formula="of:=ABS(SUM([$Registrado.B13:.M13]) -SUM([$Previsto.B13:.M13]))/SUM([$Registrado.B13:.M13])" office:value-type="percentage" office:value="0.0139486157420545" calcext:value-type="percentage">
            <text:p>1,395%</text:p>
          </table:table-cell>
          <table:table-cell table:formula="of:=COUNTIF([.B13:.M13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178999808570078" calcext:value-type="percentage">
            <text:p>17,900%</text:p>
          </table:table-cell>
          <table:table-cell table:formula="of:=(ABS([$Registrado.C14] - [$Previsto.C14])/[$Registrado.C14])" office:value-type="percentage" office:value="0.126675968473993" calcext:value-type="percentage">
            <text:p>12,668%</text:p>
          </table:table-cell>
          <table:table-cell table:formula="of:=(ABS([$Registrado.D14] - [$Previsto.D14])/[$Registrado.D14])" office:value-type="percentage" office:value="0.0921141897244734" calcext:value-type="percentage">
            <text:p>9,211%</text:p>
          </table:table-cell>
          <table:table-cell table:formula="of:=(ABS([$Registrado.E14] - [$Previsto.E14])/[$Registrado.E14])" office:value-type="percentage" office:value="0.156458751823685" calcext:value-type="percentage">
            <text:p>15,646%</text:p>
          </table:table-cell>
          <table:table-cell table:formula="of:=(ABS([$Registrado.F14] - [$Previsto.F14])/[$Registrado.F14])" office:value-type="percentage" office:value="0.0716865501819369" calcext:value-type="percentage">
            <text:p>7,169%</text:p>
          </table:table-cell>
          <table:table-cell table:formula="of:=(ABS([$Registrado.G14] - [$Previsto.G14])/[$Registrado.G14])" office:value-type="percentage" office:value="0.00424524410816433" calcext:value-type="percentage">
            <text:p>0,425%</text:p>
          </table:table-cell>
          <table:table-cell table:formula="of:=(ABS([$Registrado.H14] - [$Previsto.H14])/[$Registrado.H14])" office:value-type="percentage" office:value="0.0773155625791213" calcext:value-type="percentage">
            <text:p>7,732%</text:p>
          </table:table-cell>
          <table:table-cell table:formula="of:=(ABS([$Registrado.I14] - [$Previsto.I14])/[$Registrado.I14])" office:value-type="percentage" office:value="0.010637856346579" calcext:value-type="percentage">
            <text:p>1,064%</text:p>
          </table:table-cell>
          <table:table-cell table:formula="of:=(ABS([$Registrado.J14] - [$Previsto.J14])/[$Registrado.J14])" office:value-type="percentage" office:value="0.106924332055105" calcext:value-type="percentage">
            <text:p>10,692%</text:p>
          </table:table-cell>
          <table:table-cell table:formula="of:=(ABS([$Registrado.K14] - [$Previsto.K14])/[$Registrado.K14])" office:value-type="percentage" office:value="0.00317370219224395" calcext:value-type="percentage">
            <text:p>0,317%</text:p>
          </table:table-cell>
          <table:table-cell table:formula="of:=(ABS([$Registrado.L14] - [$Previsto.L14])/[$Registrado.L14])" office:value-type="percentage" office:value="0.0730060385455107" calcext:value-type="percentage">
            <text:p>7,301%</text:p>
          </table:table-cell>
          <table:table-cell table:formula="of:=(ABS([$Registrado.M14] - [$Previsto.M14])/[$Registrado.M14])" office:value-type="percentage" office:value="0.40886248309427" calcext:value-type="percentage">
            <text:p>40,886%</text:p>
          </table:table-cell>
          <table:table-cell table:formula="of:=AVERAGE([.B14:.M14])" office:value-type="percentage" office:value="0.109175040641263" calcext:value-type="percentage">
            <text:p>10,918%</text:p>
          </table:table-cell>
          <table:table-cell table:formula="of:=STDEV([.B14:.M14])" office:value-type="percentage" office:value="0.110045843395861" calcext:value-type="percentage">
            <text:p>11,00%</text:p>
          </table:table-cell>
          <table:table-cell table:formula="of:=ABS(SUM([$Registrado.B14:.M14]) -SUM([$Previsto.B14:.M14]))/SUM([$Registrado.B14:.M14])" office:value-type="percentage" office:value="0.0139336945072684" calcext:value-type="percentage">
            <text:p>1,393%</text:p>
          </table:table-cell>
          <table:table-cell table:formula="of:=COUNTIF([.B14:.M1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975953624078623" calcext:value-type="percentage">
            <text:p>9,760%</text:p>
          </table:table-cell>
          <table:table-cell table:formula="of:=(ABS([$Registrado.C15] - [$Previsto.C15])/[$Registrado.C15])" office:value-type="percentage" office:value="0.110450053471267" calcext:value-type="percentage">
            <text:p>11,045%</text:p>
          </table:table-cell>
          <table:table-cell table:formula="of:=(ABS([$Registrado.D15] - [$Previsto.D15])/[$Registrado.D15])" office:value-type="percentage" office:value="0.14584545534691" calcext:value-type="percentage">
            <text:p>14,585%</text:p>
          </table:table-cell>
          <table:table-cell table:formula="of:=(ABS([$Registrado.E15] - [$Previsto.E15])/[$Registrado.E15])" office:value-type="percentage" office:value="0.245620755590198" calcext:value-type="percentage">
            <text:p>24,562%</text:p>
          </table:table-cell>
          <table:table-cell table:formula="of:=(ABS([$Registrado.F15] - [$Previsto.F15])/[$Registrado.F15])" office:value-type="percentage" office:value="0.0469539747666428" calcext:value-type="percentage">
            <text:p>4,695%</text:p>
          </table:table-cell>
          <table:table-cell table:formula="of:=(ABS([$Registrado.G15] - [$Previsto.G15])/[$Registrado.G15])" office:value-type="percentage" office:value="0.0637408448085287" calcext:value-type="percentage">
            <text:p>6,374%</text:p>
          </table:table-cell>
          <table:table-cell table:formula="of:=(ABS([$Registrado.H15] - [$Previsto.H15])/[$Registrado.H15])" office:value-type="percentage" office:value="0.12595649060133" calcext:value-type="percentage">
            <text:p>12,596%</text:p>
          </table:table-cell>
          <table:table-cell table:formula="of:=(ABS([$Registrado.I15] - [$Previsto.I15])/[$Registrado.I15])" office:value-type="percentage" office:value="0.0395439545922504" calcext:value-type="percentage">
            <text:p>3,954%</text:p>
          </table:table-cell>
          <table:table-cell table:formula="of:=(ABS([$Registrado.J15] - [$Previsto.J15])/[$Registrado.J15])" office:value-type="percentage" office:value="0.134081555562951" calcext:value-type="percentage">
            <text:p>13,408%</text:p>
          </table:table-cell>
          <table:table-cell table:formula="of:=(ABS([$Registrado.K15] - [$Previsto.K15])/[$Registrado.K15])" office:value-type="percentage" office:value="0.196732396292357" calcext:value-type="percentage">
            <text:p>19,673%</text:p>
          </table:table-cell>
          <table:table-cell table:formula="of:=(ABS([$Registrado.L15] - [$Previsto.L15])/[$Registrado.L15])" office:value-type="percentage" office:value="0.1551591717581" calcext:value-type="percentage">
            <text:p>15,516%</text:p>
          </table:table-cell>
          <table:table-cell table:formula="of:=(ABS([$Registrado.M15] - [$Previsto.M15])/[$Registrado.M15])" office:value-type="percentage" office:value="0.090489625337835" calcext:value-type="percentage">
            <text:p>9,049%</text:p>
          </table:table-cell>
          <table:table-cell table:formula="of:=AVERAGE([.B15:.M15])" office:value-type="percentage" office:value="0.121014136711353" calcext:value-type="percentage">
            <text:p>12,101%</text:p>
          </table:table-cell>
          <table:table-cell table:formula="of:=STDEV([.B15:.M15])" office:value-type="percentage" office:value="0.0604769220970739" calcext:value-type="percentage">
            <text:p>6,05%</text:p>
          </table:table-cell>
          <table:table-cell table:formula="of:=ABS(SUM([$Registrado.B15:.M15]) -SUM([$Previsto.B15:.M15]))/SUM([$Registrado.B15:.M15])" office:value-type="percentage" office:value="0.0369999039450688" calcext:value-type="percentage">
            <text:p>3,700%</text:p>
          </table:table-cell>
          <table:table-cell table:formula="of:=COUNTIF([.B15:.M15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177964380703275" calcext:value-type="percentage">
            <text:p>17,796%</text:p>
          </table:table-cell>
          <table:table-cell table:formula="of:=(ABS([$Registrado.C16] - [$Previsto.C16])/[$Registrado.C16])" office:value-type="percentage" office:value="0.0674400970469483" calcext:value-type="percentage">
            <text:p>6,744%</text:p>
          </table:table-cell>
          <table:table-cell table:formula="of:=(ABS([$Registrado.D16] - [$Previsto.D16])/[$Registrado.D16])" office:value-type="percentage" office:value="0.156210152076392" calcext:value-type="percentage">
            <text:p>15,621%</text:p>
          </table:table-cell>
          <table:table-cell table:formula="of:=(ABS([$Registrado.E16] - [$Previsto.E16])/[$Registrado.E16])" office:value-type="percentage" office:value="0.0226573437527194" calcext:value-type="percentage">
            <text:p>2,266%</text:p>
          </table:table-cell>
          <table:table-cell table:formula="of:=(ABS([$Registrado.F16] - [$Previsto.F16])/[$Registrado.F16])" office:value-type="percentage" office:value="0.00648949087722098" calcext:value-type="percentage">
            <text:p>0,649%</text:p>
          </table:table-cell>
          <table:table-cell table:formula="of:=(ABS([$Registrado.G16] - [$Previsto.G16])/[$Registrado.G16])" office:value-type="percentage" office:value="0.273857730331478" calcext:value-type="percentage">
            <text:p>27,386%</text:p>
          </table:table-cell>
          <table:table-cell table:formula="of:=(ABS([$Registrado.H16] - [$Previsto.H16])/[$Registrado.H16])" office:value-type="percentage" office:value="0.0596844991156136" calcext:value-type="percentage">
            <text:p>5,968%</text:p>
          </table:table-cell>
          <table:table-cell table:formula="of:=(ABS([$Registrado.I16] - [$Previsto.I16])/[$Registrado.I16])" office:value-type="percentage" office:value="0.153268101383822" calcext:value-type="percentage">
            <text:p>15,327%</text:p>
          </table:table-cell>
          <table:table-cell table:formula="of:=(ABS([$Registrado.J16] - [$Previsto.J16])/[$Registrado.J16])" office:value-type="percentage" office:value="0.162877513085164" calcext:value-type="percentage">
            <text:p>16,288%</text:p>
          </table:table-cell>
          <table:table-cell table:formula="of:=(ABS([$Registrado.K16] - [$Previsto.K16])/[$Registrado.K16])" office:value-type="percentage" office:value="0.143488327560131" calcext:value-type="percentage">
            <text:p>14,349%</text:p>
          </table:table-cell>
          <table:table-cell table:formula="of:=(ABS([$Registrado.L16] - [$Previsto.L16])/[$Registrado.L16])" office:value-type="percentage" office:value="0.20516110207837" calcext:value-type="percentage">
            <text:p>20,516%</text:p>
          </table:table-cell>
          <table:table-cell table:formula="of:=(ABS([$Registrado.M16] - [$Previsto.M16])/[$Registrado.M16])" office:value-type="percentage" office:value="0.247891422905305" calcext:value-type="percentage">
            <text:p>24,789%</text:p>
          </table:table-cell>
          <table:table-cell table:formula="of:=AVERAGE([.B16:.M16])" office:value-type="percentage" office:value="0.13974918007637" calcext:value-type="percentage">
            <text:p>13,975%</text:p>
          </table:table-cell>
          <table:table-cell table:formula="of:=STDEV([.B16:.M16])" office:value-type="percentage" office:value="0.0850289760256761" calcext:value-type="percentage">
            <text:p>8,50%</text:p>
          </table:table-cell>
          <table:table-cell table:formula="of:=ABS(SUM([$Registrado.B16:.M16]) -SUM([$Previsto.B16:.M16]))/SUM([$Registrado.B16:.M16])" office:value-type="percentage" office:value="0.0126367647058824" calcext:value-type="percentage">
            <text:p>1,264%</text:p>
          </table:table-cell>
          <table:table-cell table:formula="of:=COUNTIF([.B16:.M16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575001656321109" calcext:value-type="percentage">
            <text:p>5,750%</text:p>
          </table:table-cell>
          <table:table-cell table:formula="of:=(ABS([$Registrado.C17] - [$Previsto.C17])/[$Registrado.C17])" office:value-type="percentage" office:value="0.0634274377000753" calcext:value-type="percentage">
            <text:p>6,343%</text:p>
          </table:table-cell>
          <table:table-cell table:formula="of:=(ABS([$Registrado.D17] - [$Previsto.D17])/[$Registrado.D17])" office:value-type="percentage" office:value="0.100477267049297" calcext:value-type="percentage">
            <text:p>10,048%</text:p>
          </table:table-cell>
          <table:table-cell table:formula="of:=(ABS([$Registrado.E17] - [$Previsto.E17])/[$Registrado.E17])" office:value-type="percentage" office:value="0.00414669871127686" calcext:value-type="percentage">
            <text:p>0,415%</text:p>
          </table:table-cell>
          <table:table-cell table:formula="of:=(ABS([$Registrado.F17] - [$Previsto.F17])/[$Registrado.F17])" office:value-type="percentage" office:value="0.0611204455310018" calcext:value-type="percentage">
            <text:p>6,112%</text:p>
          </table:table-cell>
          <table:table-cell table:formula="of:=(ABS([$Registrado.G17] - [$Previsto.G17])/[$Registrado.G17])" office:value-type="percentage" office:value="0.102036494875413" calcext:value-type="percentage">
            <text:p>10,204%</text:p>
          </table:table-cell>
          <table:table-cell table:formula="of:=(ABS([$Registrado.H17] - [$Previsto.H17])/[$Registrado.H17])" office:value-type="percentage" office:value="0.0502444557786159" calcext:value-type="percentage">
            <text:p>5,024%</text:p>
          </table:table-cell>
          <table:table-cell table:formula="of:=(ABS([$Registrado.I17] - [$Previsto.I17])/[$Registrado.I17])" office:value-type="percentage" office:value="0.0210701689366564" calcext:value-type="percentage">
            <text:p>2,107%</text:p>
          </table:table-cell>
          <table:table-cell table:formula="of:=(ABS([$Registrado.J17] - [$Previsto.J17])/[$Registrado.J17])" office:value-type="percentage" office:value="0.142787496679191" calcext:value-type="percentage">
            <text:p>14,279%</text:p>
          </table:table-cell>
          <table:table-cell table:formula="of:=(ABS([$Registrado.K17] - [$Previsto.K17])/[$Registrado.K17])" office:value-type="percentage" office:value="0.0142546806310549" calcext:value-type="percentage">
            <text:p>1,425%</text:p>
          </table:table-cell>
          <table:table-cell table:formula="of:=(ABS([$Registrado.L17] - [$Previsto.L17])/[$Registrado.L17])" office:value-type="percentage" office:value="0.0439915120856151" calcext:value-type="percentage">
            <text:p>4,399%</text:p>
          </table:table-cell>
          <table:table-cell table:formula="of:=(ABS([$Registrado.M17] - [$Previsto.M17])/[$Registrado.M17])" office:value-type="percentage" office:value="0.339008043075323" calcext:value-type="percentage">
            <text:p>33,901%</text:p>
          </table:table-cell>
          <table:table-cell table:formula="of:=AVERAGE([.B17:.M17])" office:value-type="percentage" office:value="0.0833387388904692" calcext:value-type="percentage">
            <text:p>8,334%</text:p>
          </table:table-cell>
          <table:table-cell table:formula="of:=STDEV([.B17:.M17])" office:value-type="percentage" office:value="0.0897809579140397" calcext:value-type="percentage">
            <text:p>8,98%</text:p>
          </table:table-cell>
          <table:table-cell table:formula="of:=ABS(SUM([$Registrado.B17:.M17]) -SUM([$Previsto.B17:.M17]))/SUM([$Registrado.B17:.M17])" office:value-type="percentage" office:value="0.0523860829253118" calcext:value-type="percentage">
            <text:p>5,239%</text:p>
          </table:table-cell>
          <table:table-cell table:formula="of:=COUNTIF([.B17:.M1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127336604815212" calcext:value-type="percentage">
            <text:p>12,734%</text:p>
          </table:table-cell>
          <table:table-cell table:formula="of:=(ABS([$Registrado.C18] - [$Previsto.C18])/[$Registrado.C18])" office:value-type="percentage" office:value="0.044773985082967" calcext:value-type="percentage">
            <text:p>4,477%</text:p>
          </table:table-cell>
          <table:table-cell table:formula="of:=(ABS([$Registrado.D18] - [$Previsto.D18])/[$Registrado.D18])" office:value-type="percentage" office:value="0.0633885727075074" calcext:value-type="percentage">
            <text:p>6,339%</text:p>
          </table:table-cell>
          <table:table-cell table:formula="of:=(ABS([$Registrado.E18] - [$Previsto.E18])/[$Registrado.E18])" office:value-type="percentage" office:value="0.0279471662308208" calcext:value-type="percentage">
            <text:p>2,795%</text:p>
          </table:table-cell>
          <table:table-cell table:formula="of:=(ABS([$Registrado.F18] - [$Previsto.F18])/[$Registrado.F18])" office:value-type="percentage" office:value="0.0247661990986234" calcext:value-type="percentage">
            <text:p>2,477%</text:p>
          </table:table-cell>
          <table:table-cell table:formula="of:=(ABS([$Registrado.G18] - [$Previsto.G18])/[$Registrado.G18])" office:value-type="percentage" office:value="0.2206072480553" calcext:value-type="percentage">
            <text:p>22,061%</text:p>
          </table:table-cell>
          <table:table-cell table:formula="of:=(ABS([$Registrado.H18] - [$Previsto.H18])/[$Registrado.H18])" office:value-type="percentage" office:value="0.0534104837394902" calcext:value-type="percentage">
            <text:p>5,341%</text:p>
          </table:table-cell>
          <table:table-cell table:formula="of:=(ABS([$Registrado.I18] - [$Previsto.I18])/[$Registrado.I18])" office:value-type="percentage" office:value="0.0270369779499744" calcext:value-type="percentage">
            <text:p>2,704%</text:p>
          </table:table-cell>
          <table:table-cell table:formula="of:=(ABS([$Registrado.J18] - [$Previsto.J18])/[$Registrado.J18])" office:value-type="percentage" office:value="0.150247418928354" calcext:value-type="percentage">
            <text:p>15,025%</text:p>
          </table:table-cell>
          <table:table-cell table:formula="of:=(ABS([$Registrado.K18] - [$Previsto.K18])/[$Registrado.K18])" office:value-type="percentage" office:value="0.167435701438849" calcext:value-type="percentage">
            <text:p>16,744%</text:p>
          </table:table-cell>
          <table:table-cell table:formula="of:=(ABS([$Registrado.L18] - [$Previsto.L18])/[$Registrado.L18])" office:value-type="percentage" office:value="0.0560733507205269" calcext:value-type="percentage">
            <text:p>5,607%</text:p>
          </table:table-cell>
          <table:table-cell table:formula="of:=(ABS([$Registrado.M18] - [$Previsto.M18])/[$Registrado.M18])" office:value-type="percentage" office:value="0.0181062101173322" calcext:value-type="percentage">
            <text:p>1,811%</text:p>
          </table:table-cell>
          <table:table-cell table:formula="of:=AVERAGE([.B18:.M18])" office:value-type="percentage" office:value="0.0817608265737464" calcext:value-type="percentage">
            <text:p>8,176%</text:p>
          </table:table-cell>
          <table:table-cell table:formula="of:=STDEV([.B18:.M18])" office:value-type="percentage" office:value="0.0672486159040449" calcext:value-type="percentage">
            <text:p>6,72%</text:p>
          </table:table-cell>
          <table:table-cell table:formula="of:=ABS(SUM([$Registrado.B18:.M18]) -SUM([$Previsto.B18:.M18]))/SUM([$Registrado.B18:.M18])" office:value-type="percentage" office:value="0.00346443496332601" calcext:value-type="percentage">
            <text:p>0,346%</text:p>
          </table:table-cell>
          <table:table-cell table:formula="of:=COUNTIF([.B18:.M1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708387000805011" calcext:value-type="percentage">
            <text:p>7,084%</text:p>
          </table:table-cell>
          <table:table-cell table:formula="of:=(ABS([$Registrado.C19] - [$Previsto.C19])/[$Registrado.C19])" office:value-type="percentage" office:value="0.25354877600847" calcext:value-type="percentage">
            <text:p>25,355%</text:p>
          </table:table-cell>
          <table:table-cell table:formula="of:=(ABS([$Registrado.D19] - [$Previsto.D19])/[$Registrado.D19])" office:value-type="percentage" office:value="0.148497833602212" calcext:value-type="percentage">
            <text:p>14,850%</text:p>
          </table:table-cell>
          <table:table-cell table:formula="of:=(ABS([$Registrado.E19] - [$Previsto.E19])/[$Registrado.E19])" office:value-type="percentage" office:value="0.205077209484617" calcext:value-type="percentage">
            <text:p>20,508%</text:p>
          </table:table-cell>
          <table:table-cell table:formula="of:=(ABS([$Registrado.F19] - [$Previsto.F19])/[$Registrado.F19])" office:value-type="percentage" office:value="0.0414536440077729" calcext:value-type="percentage">
            <text:p>4,145%</text:p>
          </table:table-cell>
          <table:table-cell table:formula="of:=(ABS([$Registrado.G19] - [$Previsto.G19])/[$Registrado.G19])" office:value-type="percentage" office:value="0.0405940786910791" calcext:value-type="percentage">
            <text:p>4,059%</text:p>
          </table:table-cell>
          <table:table-cell table:formula="of:=(ABS([$Registrado.H19] - [$Previsto.H19])/[$Registrado.H19])" office:value-type="percentage" office:value="0.0537298959388254" calcext:value-type="percentage">
            <text:p>5,373%</text:p>
          </table:table-cell>
          <table:table-cell table:formula="of:=(ABS([$Registrado.I19] - [$Previsto.I19])/[$Registrado.I19])" office:value-type="percentage" office:value="0.00131990617988975" calcext:value-type="percentage">
            <text:p>0,132%</text:p>
          </table:table-cell>
          <table:table-cell table:formula="of:=(ABS([$Registrado.J19] - [$Previsto.J19])/[$Registrado.J19])" office:value-type="percentage" office:value="0.0891075361826355" calcext:value-type="percentage">
            <text:p>8,911%</text:p>
          </table:table-cell>
          <table:table-cell table:formula="of:=(ABS([$Registrado.K19] - [$Previsto.K19])/[$Registrado.K19])" office:value-type="percentage" office:value="0.0166794959940508" calcext:value-type="percentage">
            <text:p>1,668%</text:p>
          </table:table-cell>
          <table:table-cell table:formula="of:=(ABS([$Registrado.L19] - [$Previsto.L19])/[$Registrado.L19])" office:value-type="percentage" office:value="0.0156017950348213" calcext:value-type="percentage">
            <text:p>1,560%</text:p>
          </table:table-cell>
          <table:table-cell table:formula="of:=(ABS([$Registrado.M19] - [$Previsto.M19])/[$Registrado.M19])" office:value-type="percentage" office:value="0.0593480786060944" calcext:value-type="percentage">
            <text:p>5,935%</text:p>
          </table:table-cell>
          <table:table-cell table:formula="of:=AVERAGE([.B19:.M19])" office:value-type="percentage" office:value="0.0829830791509141" calcext:value-type="percentage">
            <text:p>8,298%</text:p>
          </table:table-cell>
          <table:table-cell table:formula="of:=STDEV([.B19:.M19])" office:value-type="percentage" office:value="0.079210864328618" calcext:value-type="percentage">
            <text:p>7,92%</text:p>
          </table:table-cell>
          <table:table-cell table:formula="of:=ABS(SUM([$Registrado.B19:.M19]) -SUM([$Previsto.B19:.M19]))/SUM([$Registrado.B19:.M19])" office:value-type="percentage" office:value="0.0580650264721249" calcext:value-type="percentage">
            <text:p>5,807%</text:p>
          </table:table-cell>
          <table:table-cell table:formula="of:=COUNTIF([.B19:.M19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109177168534565" calcext:value-type="percentage">
            <text:p>1,092%</text:p>
          </table:table-cell>
          <table:table-cell table:formula="of:=(ABS([$Registrado.C20] - [$Previsto.C20])/[$Registrado.C20])" office:value-type="percentage" office:value="0.0164676061269146" calcext:value-type="percentage">
            <text:p>1,647%</text:p>
          </table:table-cell>
          <table:table-cell table:formula="of:=(ABS([$Registrado.D20] - [$Previsto.D20])/[$Registrado.D20])" office:value-type="percentage" office:value="0.0021924062957803" calcext:value-type="percentage">
            <text:p>0,219%</text:p>
          </table:table-cell>
          <table:table-cell table:formula="of:=(ABS([$Registrado.E20] - [$Previsto.E20])/[$Registrado.E20])" office:value-type="percentage" office:value="0.0407765064151846" calcext:value-type="percentage">
            <text:p>4,078%</text:p>
          </table:table-cell>
          <table:table-cell table:formula="of:=(ABS([$Registrado.F20] - [$Previsto.F20])/[$Registrado.F20])" office:value-type="percentage" office:value="0.0863442476852967" calcext:value-type="percentage">
            <text:p>8,634%</text:p>
          </table:table-cell>
          <table:table-cell table:formula="of:=(ABS([$Registrado.G20] - [$Previsto.G20])/[$Registrado.G20])" office:value-type="percentage" office:value="0.0146100409916748" calcext:value-type="percentage">
            <text:p>1,461%</text:p>
          </table:table-cell>
          <table:table-cell table:formula="of:=(ABS([$Registrado.H20] - [$Previsto.H20])/[$Registrado.H20])" office:value-type="percentage" office:value="0.0444584784601283" calcext:value-type="percentage">
            <text:p>4,446%</text:p>
          </table:table-cell>
          <table:table-cell table:formula="of:=(ABS([$Registrado.I20] - [$Previsto.I20])/[$Registrado.I20])" office:value-type="percentage" office:value="0.101916559460402" calcext:value-type="percentage">
            <text:p>10,192%</text:p>
          </table:table-cell>
          <table:table-cell table:formula="of:=(ABS([$Registrado.J20] - [$Previsto.J20])/[$Registrado.J20])" office:value-type="percentage" office:value="0.0273583399250716" calcext:value-type="percentage">
            <text:p>2,736%</text:p>
          </table:table-cell>
          <table:table-cell table:formula="of:=(ABS([$Registrado.K20] - [$Previsto.K20])/[$Registrado.K20])" office:value-type="percentage" office:value="0.059766595463592" calcext:value-type="percentage">
            <text:p>5,977%</text:p>
          </table:table-cell>
          <table:table-cell table:formula="of:=(ABS([$Registrado.L20] - [$Previsto.L20])/[$Registrado.L20])" office:value-type="percentage" office:value="0.0604231608212147" calcext:value-type="percentage">
            <text:p>6,042%</text:p>
          </table:table-cell>
          <table:table-cell table:formula="of:=(ABS([$Registrado.M20] - [$Previsto.M20])/[$Registrado.M20])" office:value-type="percentage" office:value="0.0233530782119402" calcext:value-type="percentage">
            <text:p>2,335%</text:p>
          </table:table-cell>
          <table:table-cell table:formula="of:=AVERAGE([.B20:.M20])" office:value-type="percentage" office:value="0.040715394725888" calcext:value-type="percentage">
            <text:p>4,072%</text:p>
          </table:table-cell>
          <table:table-cell table:formula="of:=STDEV([.B20:.M20])" office:value-type="percentage" office:value="0.0312092081824576" calcext:value-type="percentage">
            <text:p>3,12%</text:p>
          </table:table-cell>
          <table:table-cell table:formula="of:=ABS(SUM([$Registrado.B20:.M20]) -SUM([$Previsto.B20:.M20]))/SUM([$Registrado.B20:.M20])" office:value-type="percentage" office:value="0.0276495821415445" calcext:value-type="percentage">
            <text:p>2,765%</text:p>
          </table:table-cell>
          <table:table-cell table:formula="of:=COUNTIF([.B20:.M20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146824899294524" calcext:value-type="percentage">
            <text:p>14,682%</text:p>
          </table:table-cell>
          <table:table-cell table:formula="of:=(ABS([$Registrado.C21] - [$Previsto.C21])/[$Registrado.C21])" office:value-type="percentage" office:value="0.00618406666530172" calcext:value-type="percentage">
            <text:p>0,618%</text:p>
          </table:table-cell>
          <table:table-cell table:formula="of:=(ABS([$Registrado.D21] - [$Previsto.D21])/[$Registrado.D21])" office:value-type="percentage" office:value="0.0718370897953231" calcext:value-type="percentage">
            <text:p>7,184%</text:p>
          </table:table-cell>
          <table:table-cell table:formula="of:=(ABS([$Registrado.E21] - [$Previsto.E21])/[$Registrado.E21])" office:value-type="percentage" office:value="0.080877093112719" calcext:value-type="percentage">
            <text:p>8,088%</text:p>
          </table:table-cell>
          <table:table-cell table:formula="of:=(ABS([$Registrado.F21] - [$Previsto.F21])/[$Registrado.F21])" office:value-type="percentage" office:value="0.0744471908783285" calcext:value-type="percentage">
            <text:p>7,445%</text:p>
          </table:table-cell>
          <table:table-cell table:formula="of:=(ABS([$Registrado.G21] - [$Previsto.G21])/[$Registrado.G21])" office:value-type="percentage" office:value="0.0548956491456165" calcext:value-type="percentage">
            <text:p>5,490%</text:p>
          </table:table-cell>
          <table:table-cell table:formula="of:=(ABS([$Registrado.H21] - [$Previsto.H21])/[$Registrado.H21])" office:value-type="percentage" office:value="0.0950226072127589" calcext:value-type="percentage">
            <text:p>9,502%</text:p>
          </table:table-cell>
          <table:table-cell table:formula="of:=(ABS([$Registrado.I21] - [$Previsto.I21])/[$Registrado.I21])" office:value-type="percentage" office:value="0.071268726262915" calcext:value-type="percentage">
            <text:p>7,127%</text:p>
          </table:table-cell>
          <table:table-cell table:formula="of:=(ABS([$Registrado.J21] - [$Previsto.J21])/[$Registrado.J21])" office:value-type="percentage" office:value="0.0277623353001198" calcext:value-type="percentage">
            <text:p>2,776%</text:p>
          </table:table-cell>
          <table:table-cell table:formula="of:=(ABS([$Registrado.K21] - [$Previsto.K21])/[$Registrado.K21])" office:value-type="percentage" office:value="0.090566421065537" calcext:value-type="percentage">
            <text:p>9,057%</text:p>
          </table:table-cell>
          <table:table-cell table:formula="of:=(ABS([$Registrado.L21] - [$Previsto.L21])/[$Registrado.L21])" office:value-type="percentage" office:value="0.0167499889682197" calcext:value-type="percentage">
            <text:p>1,675%</text:p>
          </table:table-cell>
          <table:table-cell table:formula="of:=(ABS([$Registrado.M21] - [$Previsto.M21])/[$Registrado.M21])" office:value-type="percentage" office:value="0.158688496437042" calcext:value-type="percentage">
            <text:p>15,869%</text:p>
          </table:table-cell>
          <table:table-cell table:formula="of:=AVERAGE([.B21:.M21])" office:value-type="percentage" office:value="0.0745937136782005" calcext:value-type="percentage">
            <text:p>7,459%</text:p>
          </table:table-cell>
          <table:table-cell table:formula="of:=STDEV([.B21:.M21])" office:value-type="percentage" office:value="0.0463454112836831" calcext:value-type="percentage">
            <text:p>4,63%</text:p>
          </table:table-cell>
          <table:table-cell table:formula="of:=ABS(SUM([$Registrado.B21:.M21]) -SUM([$Previsto.B21:.M21]))/SUM([$Registrado.B21:.M21])" office:value-type="percentage" office:value="0.0247386060239859" calcext:value-type="percentage">
            <text:p>2,474%</text:p>
          </table:table-cell>
          <table:table-cell table:formula="of:=COUNTIF([.B21:.M2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45076018315575" calcext:value-type="percentage">
            <text:p>14,508%</text:p>
          </table:table-cell>
          <table:table-cell table:formula="of:=(ABS([$Registrado.C22] - [$Previsto.C22])/[$Registrado.C22])" office:value-type="percentage" office:value="0.00657463245743223" calcext:value-type="percentage">
            <text:p>0,657%</text:p>
          </table:table-cell>
          <table:table-cell table:formula="of:=(ABS([$Registrado.D22] - [$Previsto.D22])/[$Registrado.D22])" office:value-type="percentage" office:value="0.0669292393928463" calcext:value-type="percentage">
            <text:p>6,693%</text:p>
          </table:table-cell>
          <table:table-cell table:formula="of:=(ABS([$Registrado.E22] - [$Previsto.E22])/[$Registrado.E22])" office:value-type="percentage" office:value="0.0137559198542806" calcext:value-type="percentage">
            <text:p>1,376%</text:p>
          </table:table-cell>
          <table:table-cell table:formula="of:=(ABS([$Registrado.F22] - [$Previsto.F22])/[$Registrado.F22])" office:value-type="percentage" office:value="0.159340266690652" calcext:value-type="percentage">
            <text:p>15,934%</text:p>
          </table:table-cell>
          <table:table-cell table:formula="of:=(ABS([$Registrado.G22] - [$Previsto.G22])/[$Registrado.G22])" office:value-type="percentage" office:value="0.00212401013620529" calcext:value-type="percentage">
            <text:p>0,212%</text:p>
          </table:table-cell>
          <table:table-cell table:formula="of:=(ABS([$Registrado.H22] - [$Previsto.H22])/[$Registrado.H22])" office:value-type="percentage" office:value="0.217347833672579" calcext:value-type="percentage">
            <text:p>21,735%</text:p>
          </table:table-cell>
          <table:table-cell table:formula="of:=(ABS([$Registrado.I22] - [$Previsto.I22])/[$Registrado.I22])" office:value-type="percentage" office:value="0.140749880307885" calcext:value-type="percentage">
            <text:p>14,075%</text:p>
          </table:table-cell>
          <table:table-cell table:formula="of:=(ABS([$Registrado.J22] - [$Previsto.J22])/[$Registrado.J22])" office:value-type="percentage" office:value="0.0225751937689247" calcext:value-type="percentage">
            <text:p>2,258%</text:p>
          </table:table-cell>
          <table:table-cell table:formula="of:=(ABS([$Registrado.K22] - [$Previsto.K22])/[$Registrado.K22])" office:value-type="percentage" office:value="0.122827969464622" calcext:value-type="percentage">
            <text:p>12,283%</text:p>
          </table:table-cell>
          <table:table-cell table:formula="of:=(ABS([$Registrado.L22] - [$Previsto.L22])/[$Registrado.L22])" office:value-type="percentage" office:value="0.0968985598459886" calcext:value-type="percentage">
            <text:p>9,690%</text:p>
          </table:table-cell>
          <table:table-cell table:formula="of:=(ABS([$Registrado.M22] - [$Previsto.M22])/[$Registrado.M22])" office:value-type="percentage" office:value="0.12045950071298" calcext:value-type="percentage">
            <text:p>12,046%</text:p>
          </table:table-cell>
          <table:table-cell table:formula="of:=AVERAGE([.B22:.M22])" office:value-type="percentage" office:value="0.0928882520516643" calcext:value-type="percentage">
            <text:p>9,289%</text:p>
          </table:table-cell>
          <table:table-cell table:formula="of:=STDEV([.B22:.M22])" office:value-type="percentage" office:value="0.0701692176450739" calcext:value-type="percentage">
            <text:p>7,02%</text:p>
          </table:table-cell>
          <table:table-cell table:formula="of:=ABS(SUM([$Registrado.B22:.M22]) -SUM([$Previsto.B22:.M22]))/SUM([$Registrado.B22:.M22])" office:value-type="percentage" office:value="0.0889967228422863" calcext:value-type="percentage">
            <text:p>8,900%</text:p>
          </table:table-cell>
          <table:table-cell table:formula="of:=COUNTIF([.B22:.M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101431862157927" calcext:value-type="percentage">
            <text:p>1,014%</text:p>
          </table:table-cell>
          <table:table-cell table:formula="of:=(ABS([$Registrado.C23] - [$Previsto.C23])/[$Registrado.C23])" office:value-type="percentage" office:value="0.221539100762746" calcext:value-type="percentage">
            <text:p>22,154%</text:p>
          </table:table-cell>
          <table:table-cell table:formula="of:=(ABS([$Registrado.D23] - [$Previsto.D23])/[$Registrado.D23])" office:value-type="percentage" office:value="0.00818650088809946" calcext:value-type="percentage">
            <text:p>0,819%</text:p>
          </table:table-cell>
          <table:table-cell table:formula="of:=(ABS([$Registrado.E23] - [$Previsto.E23])/[$Registrado.E23])" office:value-type="percentage" office:value="0.0818006736068585" calcext:value-type="percentage">
            <text:p>8,180%</text:p>
          </table:table-cell>
          <table:table-cell table:formula="of:=(ABS([$Registrado.F23] - [$Previsto.F23])/[$Registrado.F23])" office:value-type="percentage" office:value="0.0393424371740161" calcext:value-type="percentage">
            <text:p>3,934%</text:p>
          </table:table-cell>
          <table:table-cell table:formula="of:=(ABS([$Registrado.G23] - [$Previsto.G23])/[$Registrado.G23])" office:value-type="percentage" office:value="0.072656450970349" calcext:value-type="percentage">
            <text:p>7,266%</text:p>
          </table:table-cell>
          <table:table-cell table:formula="of:=(ABS([$Registrado.H23] - [$Previsto.H23])/[$Registrado.H23])" office:value-type="percentage" office:value="0.00795768692166178" calcext:value-type="percentage">
            <text:p>0,796%</text:p>
          </table:table-cell>
          <table:table-cell table:formula="of:=(ABS([$Registrado.I23] - [$Previsto.I23])/[$Registrado.I23])" office:value-type="percentage" office:value="0.0800036972704714" calcext:value-type="percentage">
            <text:p>8,000%</text:p>
          </table:table-cell>
          <table:table-cell table:formula="of:=(ABS([$Registrado.J23] - [$Previsto.J23])/[$Registrado.J23])" office:value-type="percentage" office:value="0.0545002113092723" calcext:value-type="percentage">
            <text:p>5,450%</text:p>
          </table:table-cell>
          <table:table-cell table:formula="of:=(ABS([$Registrado.K23] - [$Previsto.K23])/[$Registrado.K23])" office:value-type="percentage" office:value="0.0171839746421056" calcext:value-type="percentage">
            <text:p>1,718%</text:p>
          </table:table-cell>
          <table:table-cell table:formula="of:=(ABS([$Registrado.L23] - [$Previsto.L23])/[$Registrado.L23])" office:value-type="percentage" office:value="0.024849709196145" calcext:value-type="percentage">
            <text:p>2,485%</text:p>
          </table:table-cell>
          <table:table-cell table:formula="of:=(ABS([$Registrado.M23] - [$Previsto.M23])/[$Registrado.M23])" office:value-type="percentage" office:value="0.281710134398838" calcext:value-type="percentage">
            <text:p>28,171%</text:p>
          </table:table-cell>
          <table:table-cell table:formula="of:=AVERAGE([.B23:.M23])" office:value-type="percentage" office:value="0.0749894802796963" calcext:value-type="percentage">
            <text:p>7,499%</text:p>
          </table:table-cell>
          <table:table-cell table:formula="of:=STDEV([.B23:.M23])" office:value-type="percentage" office:value="0.0879018740296453" calcext:value-type="percentage">
            <text:p>8,79%</text:p>
          </table:table-cell>
          <table:table-cell table:formula="of:=ABS(SUM([$Registrado.B23:.M23]) -SUM([$Previsto.B23:.M23]))/SUM([$Registrado.B23:.M23])" office:value-type="percentage" office:value="0.0167122578803879" calcext:value-type="percentage">
            <text:p>1,671%</text:p>
          </table:table-cell>
          <table:table-cell table:formula="of:=COUNTIF([.B23:.M23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138807529269277" calcext:value-type="percentage">
            <text:p>13,881%</text:p>
          </table:table-cell>
          <table:table-cell table:formula="of:=(ABS([$Registrado.C24] - [$Previsto.C24])/[$Registrado.C24])" office:value-type="percentage" office:value="0.193536510304952" calcext:value-type="percentage">
            <text:p>19,354%</text:p>
          </table:table-cell>
          <table:table-cell table:formula="of:=(ABS([$Registrado.D24] - [$Previsto.D24])/[$Registrado.D24])" office:value-type="percentage" office:value="0.176639811764706" calcext:value-type="percentage">
            <text:p>17,664%</text:p>
          </table:table-cell>
          <table:table-cell table:formula="of:=(ABS([$Registrado.E24] - [$Previsto.E24])/[$Registrado.E24])" office:value-type="percentage" office:value="0.162779382611158" calcext:value-type="percentage">
            <text:p>16,278%</text:p>
          </table:table-cell>
          <table:table-cell table:formula="of:=(ABS([$Registrado.F24] - [$Previsto.F24])/[$Registrado.F24])" office:value-type="percentage" office:value="0.157711824735512" calcext:value-type="percentage">
            <text:p>15,771%</text:p>
          </table:table-cell>
          <table:table-cell table:formula="of:=(ABS([$Registrado.G24] - [$Previsto.G24])/[$Registrado.G24])" office:value-type="percentage" office:value="0.156690630150881" calcext:value-type="percentage">
            <text:p>15,669%</text:p>
          </table:table-cell>
          <table:table-cell table:formula="of:=(ABS([$Registrado.H24] - [$Previsto.H24])/[$Registrado.H24])" office:value-type="percentage" office:value="0.0552826376781869" calcext:value-type="percentage">
            <text:p>5,528%</text:p>
          </table:table-cell>
          <table:table-cell table:formula="of:=(ABS([$Registrado.I24] - [$Previsto.I24])/[$Registrado.I24])" office:value-type="percentage" office:value="0.0337855811062773" calcext:value-type="percentage">
            <text:p>3,379%</text:p>
          </table:table-cell>
          <table:table-cell table:formula="of:=(ABS([$Registrado.J24] - [$Previsto.J24])/[$Registrado.J24])" office:value-type="percentage" office:value="0.000535767353003649" calcext:value-type="percentage">
            <text:p>0,054%</text:p>
          </table:table-cell>
          <table:table-cell table:formula="of:=(ABS([$Registrado.K24] - [$Previsto.K24])/[$Registrado.K24])" office:value-type="percentage" office:value="0.152750985663082" calcext:value-type="percentage">
            <text:p>15,275%</text:p>
          </table:table-cell>
          <table:table-cell table:formula="of:=(ABS([$Registrado.L24] - [$Previsto.L24])/[$Registrado.L24])" office:value-type="percentage" office:value="0.0996033743208464" calcext:value-type="percentage">
            <text:p>9,960%</text:p>
          </table:table-cell>
          <table:table-cell table:formula="of:=(ABS([$Registrado.M24] - [$Previsto.M24])/[$Registrado.M24])" office:value-type="percentage" office:value="0.0832630806845965" calcext:value-type="percentage">
            <text:p>8,326%</text:p>
          </table:table-cell>
          <table:table-cell table:formula="of:=AVERAGE([.B24:.M24])" office:value-type="percentage" office:value="0.117615592970207" calcext:value-type="percentage">
            <text:p>11,762%</text:p>
          </table:table-cell>
          <table:table-cell table:formula="of:=STDEV([.B24:.M24])" office:value-type="percentage" office:value="0.0619610296853231" calcext:value-type="percentage">
            <text:p>6,20%</text:p>
          </table:table-cell>
          <table:table-cell table:formula="of:=ABS(SUM([$Registrado.B24:.M24]) -SUM([$Previsto.B24:.M24]))/SUM([$Registrado.B24:.M24])" office:value-type="percentage" office:value="0.0988416281373844" calcext:value-type="percentage">
            <text:p>9,884%</text:p>
          </table:table-cell>
          <table:table-cell table:formula="of:=COUNTIF([.B24:.M24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37980645033637" calcext:value-type="percentage">
            <text:p>13,798%</text:p>
          </table:table-cell>
          <table:table-cell table:formula="of:=(ABS([$Registrado.C25] - [$Previsto.C25])/[$Registrado.C25])" office:value-type="percentage" office:value="0.0018358738309783" calcext:value-type="percentage">
            <text:p>0,184%</text:p>
          </table:table-cell>
          <table:table-cell table:formula="of:=(ABS([$Registrado.D25] - [$Previsto.D25])/[$Registrado.D25])" office:value-type="percentage" office:value="0.0501400382220867" calcext:value-type="percentage">
            <text:p>5,014%</text:p>
          </table:table-cell>
          <table:table-cell table:formula="of:=(ABS([$Registrado.E25] - [$Previsto.E25])/[$Registrado.E25])" office:value-type="percentage" office:value="0.11929224768477" calcext:value-type="percentage">
            <text:p>11,929%</text:p>
          </table:table-cell>
          <table:table-cell table:formula="of:=(ABS([$Registrado.F25] - [$Previsto.F25])/[$Registrado.F25])" office:value-type="percentage" office:value="0.0894993872684724" calcext:value-type="percentage">
            <text:p>8,950%</text:p>
          </table:table-cell>
          <table:table-cell table:formula="of:=(ABS([$Registrado.G25] - [$Previsto.G25])/[$Registrado.G25])" office:value-type="percentage" office:value="0.0146232536388614" calcext:value-type="percentage">
            <text:p>1,462%</text:p>
          </table:table-cell>
          <table:table-cell table:formula="of:=(ABS([$Registrado.H25] - [$Previsto.H25])/[$Registrado.H25])" office:value-type="percentage" office:value="0.116798913437399" calcext:value-type="percentage">
            <text:p>11,680%</text:p>
          </table:table-cell>
          <table:table-cell table:formula="of:=(ABS([$Registrado.I25] - [$Previsto.I25])/[$Registrado.I25])" office:value-type="percentage" office:value="0.068879512436348" calcext:value-type="percentage">
            <text:p>6,888%</text:p>
          </table:table-cell>
          <table:table-cell table:formula="of:=(ABS([$Registrado.J25] - [$Previsto.J25])/[$Registrado.J25])" office:value-type="percentage" office:value="0.0250980284659989" calcext:value-type="percentage">
            <text:p>2,510%</text:p>
          </table:table-cell>
          <table:table-cell table:formula="of:=(ABS([$Registrado.K25] - [$Previsto.K25])/[$Registrado.K25])" office:value-type="percentage" office:value="0.142829577080136" calcext:value-type="percentage">
            <text:p>14,283%</text:p>
          </table:table-cell>
          <table:table-cell table:formula="of:=(ABS([$Registrado.L25] - [$Previsto.L25])/[$Registrado.L25])" office:value-type="percentage" office:value="0.102766636925604" calcext:value-type="percentage">
            <text:p>10,277%</text:p>
          </table:table-cell>
          <table:table-cell table:formula="of:=(ABS([$Registrado.M25] - [$Previsto.M25])/[$Registrado.M25])" office:value-type="percentage" office:value="0.0390973995836151" calcext:value-type="percentage">
            <text:p>3,910%</text:p>
          </table:table-cell>
          <table:table-cell table:formula="of:=AVERAGE([.B25:.M25])" office:value-type="percentage" office:value="0.0757367928006589" calcext:value-type="percentage">
            <text:p>7,574%</text:p>
          </table:table-cell>
          <table:table-cell table:formula="of:=STDEV([.B25:.M25])" office:value-type="percentage" office:value="0.0492526805412422" calcext:value-type="percentage">
            <text:p>4,93%</text:p>
          </table:table-cell>
          <table:table-cell table:formula="of:=ABS(SUM([$Registrado.B25:.M25]) -SUM([$Previsto.B25:.M25]))/SUM([$Registrado.B25:.M25])" office:value-type="percentage" office:value="0.0778522375658642" calcext:value-type="percentage">
            <text:p>7,785%</text:p>
          </table:table-cell>
          <table:table-cell table:formula="of:=COUNTIF([.B25:.M2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244912790968018" calcext:value-type="percentage">
            <text:p>2,449%</text:p>
          </table:table-cell>
          <table:table-cell table:formula="of:=(ABS([$Registrado.C26] - [$Previsto.C26])/[$Registrado.C26])" office:value-type="percentage" office:value="0.0848158431865276" calcext:value-type="percentage">
            <text:p>8,482%</text:p>
          </table:table-cell>
          <table:table-cell table:formula="of:=(ABS([$Registrado.D26] - [$Previsto.D26])/[$Registrado.D26])" office:value-type="percentage" office:value="0.064605124875656" calcext:value-type="percentage">
            <text:p>6,461%</text:p>
          </table:table-cell>
          <table:table-cell table:formula="of:=(ABS([$Registrado.E26] - [$Previsto.E26])/[$Registrado.E26])" office:value-type="percentage" office:value="0.0527941819469203" calcext:value-type="percentage">
            <text:p>5,279%</text:p>
          </table:table-cell>
          <table:table-cell table:formula="of:=(ABS([$Registrado.F26] - [$Previsto.F26])/[$Registrado.F26])" office:value-type="percentage" office:value="0.0999604566694988" calcext:value-type="percentage">
            <text:p>9,996%</text:p>
          </table:table-cell>
          <table:table-cell table:formula="of:=(ABS([$Registrado.G26] - [$Previsto.G26])/[$Registrado.G26])" office:value-type="percentage" office:value="0.0358219407537736" calcext:value-type="percentage">
            <text:p>3,582%</text:p>
          </table:table-cell>
          <table:table-cell table:formula="of:=(ABS([$Registrado.H26] - [$Previsto.H26])/[$Registrado.H26])" office:value-type="percentage" office:value="0.115653990592183" calcext:value-type="percentage">
            <text:p>11,565%</text:p>
          </table:table-cell>
          <table:table-cell table:formula="of:=(ABS([$Registrado.I26] - [$Previsto.I26])/[$Registrado.I26])" office:value-type="percentage" office:value="0.0630439851275294" calcext:value-type="percentage">
            <text:p>6,304%</text:p>
          </table:table-cell>
          <table:table-cell table:formula="of:=(ABS([$Registrado.J26] - [$Previsto.J26])/[$Registrado.J26])" office:value-type="percentage" office:value="0.0651900621419341" calcext:value-type="percentage">
            <text:p>6,519%</text:p>
          </table:table-cell>
          <table:table-cell table:formula="of:=(ABS([$Registrado.K26] - [$Previsto.K26])/[$Registrado.K26])" office:value-type="percentage" office:value="0.133386309977695" calcext:value-type="percentage">
            <text:p>13,339%</text:p>
          </table:table-cell>
          <table:table-cell table:formula="of:=(ABS([$Registrado.L26] - [$Previsto.L26])/[$Registrado.L26])" office:value-type="percentage" office:value="0.0365122631145605" calcext:value-type="percentage">
            <text:p>3,651%</text:p>
          </table:table-cell>
          <table:table-cell table:formula="of:=(ABS([$Registrado.M26] - [$Previsto.M26])/[$Registrado.M26])" office:value-type="percentage" office:value="0.212654033618787" calcext:value-type="percentage">
            <text:p>21,265%</text:p>
          </table:table-cell>
          <table:table-cell table:formula="of:=AVERAGE([.B26:.M26])" office:value-type="percentage" office:value="0.0824107892584889" calcext:value-type="percentage">
            <text:p>8,241%</text:p>
          </table:table-cell>
          <table:table-cell table:formula="of:=STDEV([.B26:.M26])" office:value-type="percentage" office:value="0.0526380166640893" calcext:value-type="percentage">
            <text:p>5,26%</text:p>
          </table:table-cell>
          <table:table-cell table:formula="of:=ABS(SUM([$Registrado.B26:.M26]) -SUM([$Previsto.B26:.M26]))/SUM([$Registrado.B26:.M26])" office:value-type="percentage" office:value="0.0251584909405719" calcext:value-type="percentage">
            <text:p>2,516%</text:p>
          </table:table-cell>
          <table:table-cell table:formula="of:=COUNTIF([.B26:.M2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175046380616403" calcext:value-type="percentage">
            <text:p>17,505%</text:p>
          </table:table-cell>
          <table:table-cell table:formula="of:=(ABS([$Registrado.C27] - [$Previsto.C27])/[$Registrado.C27])" office:value-type="percentage" office:value="0.0213699633699633" calcext:value-type="percentage">
            <text:p>2,137%</text:p>
          </table:table-cell>
          <table:table-cell table:formula="of:=(ABS([$Registrado.D27] - [$Previsto.D27])/[$Registrado.D27])" office:value-type="percentage" office:value="0.0374879597691886" calcext:value-type="percentage">
            <text:p>3,749%</text:p>
          </table:table-cell>
          <table:table-cell table:formula="of:=(ABS([$Registrado.E27] - [$Previsto.E27])/[$Registrado.E27])" office:value-type="percentage" office:value="0.0584758723796801" calcext:value-type="percentage">
            <text:p>5,848%</text:p>
          </table:table-cell>
          <table:table-cell table:formula="of:=(ABS([$Registrado.F27] - [$Previsto.F27])/[$Registrado.F27])" office:value-type="percentage" office:value="0.0596916880728126" calcext:value-type="percentage">
            <text:p>5,969%</text:p>
          </table:table-cell>
          <table:table-cell table:formula="of:=(ABS([$Registrado.G27] - [$Previsto.G27])/[$Registrado.G27])" office:value-type="percentage" office:value="0.133419734402785" calcext:value-type="percentage">
            <text:p>13,342%</text:p>
          </table:table-cell>
          <table:table-cell table:formula="of:=(ABS([$Registrado.H27] - [$Previsto.H27])/[$Registrado.H27])" office:value-type="percentage" office:value="0.162690584340596" calcext:value-type="percentage">
            <text:p>16,269%</text:p>
          </table:table-cell>
          <table:table-cell table:formula="of:=(ABS([$Registrado.I27] - [$Previsto.I27])/[$Registrado.I27])" office:value-type="percentage" office:value="0.0447665773610181" calcext:value-type="percentage">
            <text:p>4,477%</text:p>
          </table:table-cell>
          <table:table-cell table:formula="of:=(ABS([$Registrado.J27] - [$Previsto.J27])/[$Registrado.J27])" office:value-type="percentage" office:value="0.159215699833525" calcext:value-type="percentage">
            <text:p>15,922%</text:p>
          </table:table-cell>
          <table:table-cell table:formula="of:=(ABS([$Registrado.K27] - [$Previsto.K27])/[$Registrado.K27])" office:value-type="percentage" office:value="0.241440868776679" calcext:value-type="percentage">
            <text:p>24,144%</text:p>
          </table:table-cell>
          <table:table-cell table:formula="of:=(ABS([$Registrado.L27] - [$Previsto.L27])/[$Registrado.L27])" office:value-type="percentage" office:value="0.161502308402585" calcext:value-type="percentage">
            <text:p>16,150%</text:p>
          </table:table-cell>
          <table:table-cell table:formula="of:=(ABS([$Registrado.M27] - [$Previsto.M27])/[$Registrado.M27])" office:value-type="percentage" office:value="0.107063877982483" calcext:value-type="percentage">
            <text:p>10,706%</text:p>
          </table:table-cell>
          <table:table-cell table:formula="of:=AVERAGE([.B27:.M27])" office:value-type="percentage" office:value="0.11351429294231" calcext:value-type="percentage">
            <text:p>11,351%</text:p>
          </table:table-cell>
          <table:table-cell table:formula="of:=STDEV([.B27:.M27])" office:value-type="percentage" office:value="0.0689676779797947" calcext:value-type="percentage">
            <text:p>6,90%</text:p>
          </table:table-cell>
          <table:table-cell table:formula="of:=ABS(SUM([$Registrado.B27:.M27]) -SUM([$Previsto.B27:.M27]))/SUM([$Registrado.B27:.M27])" office:value-type="percentage" office:value="0.0757793819513398" calcext:value-type="percentage">
            <text:p>7,578%</text:p>
          </table:table-cell>
          <table:table-cell table:formula="of:=COUNTIF([.B27:.M2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191835837418947" calcext:value-type="percentage">
            <text:p>1,918%</text:p>
          </table:table-cell>
          <table:table-cell table:formula="of:=(ABS([$Registrado.C28] - [$Previsto.C28])/[$Registrado.C28])" office:value-type="percentage" office:value="0.0514867382328654" calcext:value-type="percentage">
            <text:p>5,149%</text:p>
          </table:table-cell>
          <table:table-cell table:formula="of:=(ABS([$Registrado.D28] - [$Previsto.D28])/[$Registrado.D28])" office:value-type="percentage" office:value="0.0862774959415584" calcext:value-type="percentage">
            <text:p>8,628%</text:p>
          </table:table-cell>
          <table:table-cell table:formula="of:=(ABS([$Registrado.E28] - [$Previsto.E28])/[$Registrado.E28])" office:value-type="percentage" office:value="0.27508140311804" calcext:value-type="percentage">
            <text:p>27,508%</text:p>
          </table:table-cell>
          <table:table-cell table:formula="of:=(ABS([$Registrado.F28] - [$Previsto.F28])/[$Registrado.F28])" office:value-type="percentage" office:value="0.0246791144527988" calcext:value-type="percentage">
            <text:p>2,468%</text:p>
          </table:table-cell>
          <table:table-cell table:formula="of:=(ABS([$Registrado.G28] - [$Previsto.G28])/[$Registrado.G28])" office:value-type="percentage" office:value="0.20159660128409" calcext:value-type="percentage">
            <text:p>20,160%</text:p>
          </table:table-cell>
          <table:table-cell table:formula="of:=(ABS([$Registrado.H28] - [$Previsto.H28])/[$Registrado.H28])" office:value-type="percentage" office:value="0.143627517573651" calcext:value-type="percentage">
            <text:p>14,363%</text:p>
          </table:table-cell>
          <table:table-cell table:formula="of:=(ABS([$Registrado.I28] - [$Previsto.I28])/[$Registrado.I28])" office:value-type="percentage" office:value="0.0962649952554562" calcext:value-type="percentage">
            <text:p>9,626%</text:p>
          </table:table-cell>
          <table:table-cell table:formula="of:=(ABS([$Registrado.J28] - [$Previsto.J28])/[$Registrado.J28])" office:value-type="percentage" office:value="0.331914632278617" calcext:value-type="percentage">
            <text:p>33,191%</text:p>
          </table:table-cell>
          <table:table-cell table:formula="of:=(ABS([$Registrado.K28] - [$Previsto.K28])/[$Registrado.K28])" office:value-type="percentage" office:value="0.0953794957122744" calcext:value-type="percentage">
            <text:p>9,538%</text:p>
          </table:table-cell>
          <table:table-cell table:formula="of:=(ABS([$Registrado.L28] - [$Previsto.L28])/[$Registrado.L28])" office:value-type="percentage" office:value="0.137821088999447" calcext:value-type="percentage">
            <text:p>13,782%</text:p>
          </table:table-cell>
          <table:table-cell table:formula="of:=(ABS([$Registrado.M28] - [$Previsto.M28])/[$Registrado.M28])" office:value-type="percentage" office:value="0.331095794636335" calcext:value-type="percentage">
            <text:p>33,110%</text:p>
          </table:table-cell>
          <table:table-cell table:formula="of:=AVERAGE([.B28:.M28])" office:value-type="percentage" office:value="0.149534038435586" calcext:value-type="percentage">
            <text:p>14,953%</text:p>
          </table:table-cell>
          <table:table-cell table:formula="of:=STDEV([.B28:.M28])" office:value-type="percentage" office:value="0.111533543879419" calcext:value-type="percentage">
            <text:p>11,15%</text:p>
          </table:table-cell>
          <table:table-cell table:formula="of:=ABS(SUM([$Registrado.B28:.M28]) -SUM([$Previsto.B28:.M28]))/SUM([$Registrado.B28:.M28])" office:value-type="percentage" office:value="0.141519524386249" calcext:value-type="percentage">
            <text:p>14,152%</text:p>
          </table:table-cell>
          <table:table-cell table:formula="of:=COUNTIF([.B28:.M28]; &quot;&lt;0,05&quot;)" office:value-type="float" office:value="2" calcext:value-type="float">
            <text:p>2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07598730340923" calcext:value-type="percentage">
            <text:p>10,76%</text:p>
          </table:table-cell>
          <table:table-cell table:style-name="ce20" table:formula="of:=AVERAGE([.C2:.C28])" office:value-type="percentage" office:value="0.0881750953064978" calcext:value-type="percentage">
            <text:p>8,82%</text:p>
          </table:table-cell>
          <table:table-cell table:style-name="ce20" table:formula="of:=AVERAGE([.D2:.D28])" office:value-type="percentage" office:value="0.0852879487785588" calcext:value-type="percentage">
            <text:p>8,53%</text:p>
          </table:table-cell>
          <table:table-cell table:style-name="ce20" table:formula="of:=AVERAGE([.E2:.E28])" office:value-type="percentage" office:value="0.100272040300293" calcext:value-type="percentage">
            <text:p>10,03%</text:p>
          </table:table-cell>
          <table:table-cell table:style-name="ce20" table:formula="of:=AVERAGE([.F2:.F28])" office:value-type="percentage" office:value="0.0806074661504138" calcext:value-type="percentage">
            <text:p>8,06%</text:p>
          </table:table-cell>
          <table:table-cell table:style-name="ce20" table:formula="of:=AVERAGE([.G2:.G28])" office:value-type="percentage" office:value="0.121678571672624" calcext:value-type="percentage">
            <text:p>12,17%</text:p>
          </table:table-cell>
          <table:table-cell table:style-name="ce20" table:formula="of:=AVERAGE([.H2:.H28])" office:value-type="percentage" office:value="0.0808205221178507" calcext:value-type="percentage">
            <text:p>8,08%</text:p>
          </table:table-cell>
          <table:table-cell table:style-name="ce20" table:formula="of:=AVERAGE([.I2:.I28])" office:value-type="percentage" office:value="0.0597272496631841" calcext:value-type="percentage">
            <text:p>5,97%</text:p>
          </table:table-cell>
          <table:table-cell table:style-name="ce20" table:formula="of:=AVERAGE([.J2:.J28])" office:value-type="percentage" office:value="0.0856811898137464" calcext:value-type="percentage">
            <text:p>8,57%</text:p>
          </table:table-cell>
          <table:table-cell table:style-name="ce20" table:formula="of:=AVERAGE([.K2:.K28])" office:value-type="percentage" office:value="0.0972441274971618" calcext:value-type="percentage">
            <text:p>9,72%</text:p>
          </table:table-cell>
          <table:table-cell table:style-name="ce20" table:formula="of:=AVERAGE([.L2:.L28])" office:value-type="percentage" office:value="0.0987622434849321" calcext:value-type="percentage">
            <text:p>9,88%</text:p>
          </table:table-cell>
          <table:table-cell table:style-name="ce20" table:formula="of:=AVERAGE([.M2:.M28])" office:value-type="percentage" office:value="0.147955430687399" calcext:value-type="percentage">
            <text:p>14,80%</text:p>
          </table:table-cell>
          <table:table-cell table:style-name="ce28" table:formula="of:=AVERAGE([.B2:.M28])" office:value-type="percentage" office:value="0.096150884651132" calcext:value-type="percentage">
            <text:p>9,615%</text:p>
          </table:table-cell>
          <table:table-cell table:style-name="ce20" table:formula="of:=AVERAGE([.O2:.O28])" office:value-type="percentage" office:value="0.0746397173501021" calcext:value-type="percentage">
            <text:p>7,46%</text:p>
          </table:table-cell>
          <table:table-cell table:style-name="ce20" table:formula="of:=AVERAGE([.P2:.P28])" office:value-type="percentage" office:value="0.044425340139664" calcext:value-type="percentage">
            <text:p>4,44%</text:p>
          </table:table-cell>
          <table:table-cell table:style-name="ce21" table:formula="of:=ABS(SUM([$Registrado.B2:.M28]) -SUM([$Previsto.B2:.M28]))/SUM([$Registrado.B2:.M28])" office:value-type="percentage" office:value="0.0098888678235026" calcext:value-type="percentage">
            <text:p>0,99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720238793941151" calcext:value-type="percentage">
            <text:p>7,20%</text:p>
          </table:table-cell>
          <table:table-cell table:style-name="ce21" table:formula="of:=STDEV([.C2:.C28])" office:value-type="percentage" office:value="0.072411550511589" calcext:value-type="percentage">
            <text:p>7,24%</text:p>
          </table:table-cell>
          <table:table-cell table:style-name="ce21" table:formula="of:=STDEV([.D2:.D28])" office:value-type="percentage" office:value="0.0708798117160064" calcext:value-type="percentage">
            <text:p>7,09%</text:p>
          </table:table-cell>
          <table:table-cell table:style-name="ce21" table:formula="of:=STDEV([.E2:.E28])" office:value-type="percentage" office:value="0.0784578792524639" calcext:value-type="percentage">
            <text:p>7,85%</text:p>
          </table:table-cell>
          <table:table-cell table:style-name="ce21" table:formula="of:=STDEV([.F2:.F28])" office:value-type="percentage" office:value="0.0565329526653791" calcext:value-type="percentage">
            <text:p>5,65%</text:p>
          </table:table-cell>
          <table:table-cell table:style-name="ce21" table:formula="of:=STDEV([.G2:.G28])" office:value-type="percentage" office:value="0.104634761698926" calcext:value-type="percentage">
            <text:p>10,46%</text:p>
          </table:table-cell>
          <table:table-cell table:style-name="ce21" table:formula="of:=STDEV([.H2:.H28])" office:value-type="percentage" office:value="0.0523220501386613" calcext:value-type="percentage">
            <text:p>5,23%</text:p>
          </table:table-cell>
          <table:table-cell table:style-name="ce21" table:formula="of:=STDEV([.I2:.I28])" office:value-type="percentage" office:value="0.0432539370399215" calcext:value-type="percentage">
            <text:p>4,33%</text:p>
          </table:table-cell>
          <table:table-cell table:style-name="ce21" table:formula="of:=STDEV([.J2:.J28])" office:value-type="percentage" office:value="0.0833103475094496" calcext:value-type="percentage">
            <text:p>8,33%</text:p>
          </table:table-cell>
          <table:table-cell table:style-name="ce21" table:formula="of:=STDEV([.K2:.K28])" office:value-type="percentage" office:value="0.0627797058438331" calcext:value-type="percentage">
            <text:p>6,28%</text:p>
          </table:table-cell>
          <table:table-cell table:style-name="ce21" table:formula="of:=STDEV([.L2:.L28])" office:value-type="percentage" office:value="0.0825397763671231" calcext:value-type="percentage">
            <text:p>8,25%</text:p>
          </table:table-cell>
          <table:table-cell table:style-name="ce21" table:formula="of:=STDEV([.M2:.M28])" office:value-type="percentage" office:value="0.118379806273014" calcext:value-type="percentage">
            <text:p>11,84%</text:p>
          </table:table-cell>
          <table:table-cell table:style-name="ce27" table:formula="of:=AVERAGE([.D32:.M32])" office:value-type="percentage" office:value="0.0753091028504778" calcext:value-type="percentage">
            <text:p>7,531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7" calcext:value-type="float">
            <text:p>7</text:p>
          </table:table-cell>
          <table:table-cell table:style-name="ce15" table:formula="of:=COUNTIF([.C2:.C28]; &quot;&lt;0,05&quot;)" office:value-type="float" office:value="8" calcext:value-type="float">
            <text:p>8</text:p>
          </table:table-cell>
          <table:table-cell table:style-name="ce15" table:formula="of:=COUNTIF([.D2:.D28]; &quot;&lt;0,05&quot;)" office:value-type="float" office:value="9" calcext:value-type="float">
            <text:p>9</text:p>
          </table:table-cell>
          <table:table-cell table:style-name="ce15" table:formula="of:=COUNTIF([.E2:.E28]; &quot;&lt;0,05&quot;)" office:value-type="float" office:value="7" calcext:value-type="float">
            <text:p>7</text:p>
          </table:table-cell>
          <table:table-cell table:style-name="ce15" table:formula="of:=COUNTIF([.F2:.F28]; &quot;&lt;0,05&quot;)" office:value-type="float" office:value="10" calcext:value-type="float">
            <text:p>10</text:p>
          </table:table-cell>
          <table:table-cell table:style-name="ce15" table:formula="of:=COUNTIF([.G2:.G28]; &quot;&lt;0,05&quot;)" office:value-type="float" office:value="8" calcext:value-type="float">
            <text:p>8</text:p>
          </table:table-cell>
          <table:table-cell table:style-name="ce15" table:formula="of:=COUNTIF([.H2:.H28]; &quot;&lt;0,05&quot;)" office:value-type="float" office:value="6" calcext:value-type="float">
            <text:p>6</text:p>
          </table:table-cell>
          <table:table-cell table:style-name="ce15" table:formula="of:=COUNTIF([.I2:.I28]; &quot;&lt;0,05&quot;)" office:value-type="float" office:value="15" calcext:value-type="float">
            <text:p>15</text:p>
          </table:table-cell>
          <table:table-cell table:style-name="ce15" table:formula="of:=COUNTIF([.J2:.J28]; &quot;&lt;0,05&quot;)" office:value-type="float" office:value="12" calcext:value-type="float">
            <text:p>12</text:p>
          </table:table-cell>
          <table:table-cell table:style-name="ce15" table:formula="of:=COUNTIF([.K2:.K28]; &quot;&lt;0,05&quot;)" office:value-type="float" office:value="7" calcext:value-type="float">
            <text:p>7</text:p>
          </table:table-cell>
          <table:table-cell table:style-name="ce15" table:formula="of:=COUNTIF([.L2:.L28]; &quot;&lt;0,05&quot;)" office:value-type="float" office:value="8" calcext:value-type="float">
            <text:p>8</text:p>
          </table:table-cell>
          <table:table-cell table:style-name="ce15" table:formula="of:=COUNTIF([.M2:.M28]; &quot;&lt;0,05&quot;)" office:value-type="float" office:value="8" calcext:value-type="float">
            <text:p>8</text:p>
          </table:table-cell>
          <table:table-cell table:style-name="ce29" table:formula="of:=CONCATENATE(AVERAGE([.B33:.M33]); &quot;/27&quot;)" office:value-type="string" office:string-value="8,75/27" calcext:value-type="string">
            <text:p>8,75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973656413298363" calcext:value-type="percentage">
            <text:p>9,74%</text:p>
          </table:table-cell>
          <table:table-cell table:style-name="ce20" table:formula="of:=(ABS(SUM([$Registrado.C2:.C28]) -SUM([$Previsto.C2:.C28])))/SUM([$Registrado.C2:.C28])" office:value-type="percentage" office:value="0.0184618429428445" calcext:value-type="percentage">
            <text:p>1,85%</text:p>
          </table:table-cell>
          <table:table-cell table:style-name="ce20" table:formula="of:=(ABS(SUM([$Registrado.D2:.D28]) -SUM([$Previsto.D2:.D28])))/SUM([$Registrado.D2:.D28])" office:value-type="percentage" office:value="0.0383067467164288" calcext:value-type="percentage">
            <text:p>3,83%</text:p>
          </table:table-cell>
          <table:table-cell table:style-name="ce20" table:formula="of:=(ABS(SUM([$Registrado.E2:.E28]) -SUM([$Previsto.E2:.E28])))/SUM([$Registrado.E2:.E28])" office:value-type="percentage" office:value="0.0337424934495677" calcext:value-type="percentage">
            <text:p>3,37%</text:p>
          </table:table-cell>
          <table:table-cell table:style-name="ce20" table:formula="of:=(ABS(SUM([$Registrado.F2:.F28]) -SUM([$Previsto.F2:.F28])))/SUM([$Registrado.F2:.F28])" office:value-type="percentage" office:value="0.0456704546004029" calcext:value-type="percentage">
            <text:p>4,57%</text:p>
          </table:table-cell>
          <table:table-cell table:style-name="ce20" table:formula="of:=(ABS(SUM([$Registrado.G2:.G28]) -SUM([$Previsto.G2:.G28])))/SUM([$Registrado.G2:.G28])" office:value-type="percentage" office:value="0.0749981759397257" calcext:value-type="percentage">
            <text:p>7,50%</text:p>
          </table:table-cell>
          <table:table-cell table:style-name="ce20" table:formula="of:=(ABS(SUM([$Registrado.H2:.H28]) -SUM([$Previsto.H2:.H28])))/SUM([$Registrado.H2:.H28])" office:value-type="percentage" office:value="0.0626905440648037" calcext:value-type="percentage">
            <text:p>6,27%</text:p>
          </table:table-cell>
          <table:table-cell table:style-name="ce20" table:formula="of:=(ABS(SUM([$Registrado.I2:.I28]) -SUM([$Previsto.I2:.I28])))/SUM([$Registrado.I2:.I28])" office:value-type="percentage" office:value="0.0315595973402828" calcext:value-type="percentage">
            <text:p>3,16%</text:p>
          </table:table-cell>
          <table:table-cell table:style-name="ce20" table:formula="of:=(ABS(SUM([$Registrado.J2:.J28]) -SUM([$Previsto.J2:.J28])))/SUM([$Registrado.J2:.J28])" office:value-type="percentage" office:value="0.0317049889663338" calcext:value-type="percentage">
            <text:p>3,17%</text:p>
          </table:table-cell>
          <table:table-cell table:style-name="ce20" table:formula="of:=(ABS(SUM([$Registrado.K2:.K28]) -SUM([$Previsto.K2:.K28])))/SUM([$Registrado.K2:.K28])" office:value-type="percentage" office:value="0.073999361728803" calcext:value-type="percentage">
            <text:p>7,40%</text:p>
          </table:table-cell>
          <table:table-cell table:style-name="ce20" table:formula="of:=(ABS(SUM([$Registrado.L2:.L28]) -SUM([$Previsto.L2:.L28])))/SUM([$Registrado.L2:.L28])" office:value-type="percentage" office:value="0.0121392233675778" calcext:value-type="percentage">
            <text:p>1,21%</text:p>
          </table:table-cell>
          <table:table-cell table:style-name="ce20" table:formula="of:=(ABS(SUM([$Registrado.M2:.M28]) -SUM([$Previsto.M2:.M28])))/SUM([$Registrado.M2:.M28])" office:value-type="percentage" office:value="0.121040250422565" calcext:value-type="percentage">
            <text:p>12,10%</text:p>
          </table:table-cell>
          <table:table-cell table:style-name="ce28" table:formula="of:=AVERAGE([.D34:.M34])" office:value-type="percentage" office:value="0.0525851836596491" calcext:value-type="percentage">
            <text:p>5,259%</text:p>
          </table:table-cell>
          <table:table-cell table:style-name="ce31" table:formula="of:=CONCATENATE(SUM([.B33:.M33]); &quot;/324&quot;)" office:value-type="string" office:string-value="105/324" calcext:value-type="string">
            <text:p>105/324</text:p>
          </table:table-cell>
          <table:table-cell table:style-name="ce31" table:formula="of:=COUNTIF([.P2:.P28]; &quot;&lt;0,05&quot;)" office:value-type="float" office:value="15" calcext:value-type="float">
            <text:p>15</text:p>
          </table:table-cell>
          <table:table-cell table:style-name="ce27" table:formula="of:=SUM([.B33:.M33])/324" office:value-type="percentage" office:value="0.324074074074074" calcext:value-type="percentage">
            <text:p>32,407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/>
      <number:text>/</number:text>
      <number:year number:style="long"/>
    </number:date-style>
    <number:number-style style:name="N13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R$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1">
      <number:day/>
      <number:text>/</number:text>
      <number:month number:textual="true"/>
    </number:date-style>
    <number:time-style style:name="N130"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18">
      <number:number number:decimal-places="3" number:min-decimal-places="3" number:min-integer-digits="1"/>
      <number:text>%</number:text>
    </number:percentage-style>
    <number:date-style style:name="N119">
      <number:month number:textual="true"/>
      <number:text>/</number:text>
      <number:year/>
    </number:date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time-style style:name="N126">
      <number:minutes number:style="long"/>
      <number:text>:</number:text>
      <number:seconds number:style="long" number:decimal-places="1"/>
    </number:time-style>
    <number:date-style style:name="N128">
      <number:day/>
      <number:text>/</number:text>
      <number:month number:textual="true"/>
      <number:text>/</number:text>
      <number:year/>
    </number:dat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19T14:12:39.005312986</dc:date>
    <meta:editing-duration>P11DT6H37M50S</meta:editing-duration>
    <meta:editing-cycles>792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